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44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5cm" draw:marker-end-width="0.355cm" draw:textarea-horizontal-align="justify" draw:textarea-vertical-align="middle" draw:auto-grow-height="false" fo:padding-top="0.025cm" fo:padding-bottom="0.152cm" fo:padding-left="0.152cm" fo:padding-right="0.152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hatch-name="Black_20_90_20_Degrees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2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6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391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0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77cm"/>
    </style:style>
    <style:style style:name="gr18" style:family="graphic" style:parent-style-name="standard">
      <style:graphic-properties draw:stroke="dash" draw:stroke-dash="Fine_20_Dashed" svg:stroke-width="0.051cm" draw:marker-start-width="0.279cm" draw:marker-end-width="0.279cm" draw:textarea-horizontal-align="justify" draw:textarea-vertical-align="middle" draw:auto-grow-height="false" fo:padding-top="0cm" fo:padding-bottom="0.127cm" fo:padding-left="0.127cm" fo:padding-right="0.1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0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0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22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0.3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7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5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0.7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28cm"/>
    </style:style>
    <style:style style:name="gr30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cm" fo:padding-bottom="0.127cm" fo:padding-left="0.127cm" fo:padding-right="0.127cm"/>
    </style:style>
    <style:style style:name="gr31" style:family="graphic" style:parent-style-name="standard">
      <style:graphic-properties svg:stroke-width="0.102cm" draw:marker-start-width="0.355cm" draw:marker-end-width="0.355cm" draw:fill="none" draw:textarea-horizontal-align="justify" draw:textarea-vertical-align="middle" draw:auto-grow-height="false" fo:padding-top="0.025cm" fo:padding-bottom="0.152cm" fo:padding-left="0.152cm" fo:padding-right="0.1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197cm"/>
    </style:style>
    <style:style style:name="gr33" style:family="graphic" style:parent-style-name="standard">
      <style:graphic-properties draw:fill="none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6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5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245cm"/>
    </style:style>
    <style:style style:name="gr38" style:family="graphic" style:parent-style-name="objectwithoutfill">
      <style:graphic-properties svg:stroke-width="0.203cm" draw:marker-start-width="0.506cm" draw:marker-end-width="0.506cm" draw:fill="none" fo:padding-top="0.075cm" fo:padding-bottom="0.202cm" fo:padding-left="0.202cm" fo:padding-right="0.2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8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06cm"/>
    </style:style>
    <style:style style:name="gr41" style:family="graphic" style:parent-style-name="objectwithoutfill">
      <style:graphic-properties svg:stroke-width="0.051cm" draw:marker-start-width="0.279cm" draw:marker-end-width="0.279cm" draw:fill="none" fo:padding-top="0cm" fo:padding-bottom="0.127cm" fo:padding-left="0.127cm" fo:padding-right="0.1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7cm" fo:min-width="0.2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1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9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59cm"/>
    </style:style>
    <style:style style:name="gr49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cm" fo:padding-bottom="0.127cm" fo:padding-left="0.127cm" fo:padding-right="0.12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6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1.04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cm"/>
    </style:style>
    <style:style style:name="gr54" style:family="graphic" style:parent-style-name="standard">
      <style:graphic-properties draw:stroke="dash" draw:stroke-dash="Fine_20_Dashed" draw:textarea-horizontal-align="justify" draw:textarea-vertical-align="middle" draw:auto-grow-height="false" fo:min-height="2.413cm" fo:min-width="0.762cm"/>
    </style:style>
    <style:style style:name="gr55" style:family="graphic" style:parent-style-name="objectwithoutfill">
      <style:graphic-properties draw:marker-end="Rounded_20_short_20_Arrow" draw:fill="none"/>
    </style:style>
    <style:style style:name="gr56" style:family="graphic" style:parent-style-name="standard">
      <style:graphic-properties draw:textarea-horizontal-align="justify" draw:textarea-vertical-align="middle" draw:auto-grow-height="false" fo:min-height="1.199cm" fo:min-width="1.072cm"/>
    </style:style>
    <style:style style:name="gr57" style:family="graphic" style:parent-style-name="objectwithoutfill">
      <style:graphic-properties draw:marker-start="Rounded_20_short_20_Arrow" draw:fill="none"/>
    </style:style>
    <style:style style:name="gr58" style:family="graphic" style:parent-style-name="standard">
      <style:graphic-properties draw:stroke="none" svg:stroke-color="#000000" draw:fill="none" draw:fill-color="#ffffff" fo:min-height="1.143cm"/>
    </style:style>
    <style:style style:name="gr59" style:family="graphic" style:parent-style-name="standard">
      <style:graphic-properties draw:stroke="none" svg:stroke-color="#000000" draw:fill="none" draw:fill-color="#ffffff" fo:min-height="0.635cm"/>
    </style:style>
    <style:style style:name="gr60" style:family="graphic" style:parent-style-name="standard">
      <style:graphic-properties svg:stroke-width="0.102cm" draw:marker-start-width="0.432cm" draw:marker-end-width="0.432cm" draw:textarea-horizontal-align="justify" draw:textarea-vertical-align="middle" draw:auto-grow-height="false" fo:min-height="19.889cm" fo:min-width="12.904cm" fo:padding-top="0.025cm" fo:padding-bottom="0.152cm" fo:padding-left="0.152cm" fo:padding-right="0.152cm"/>
    </style:style>
    <style:style style:name="gr61" style:family="graphic" style:parent-style-name="standard">
      <style:graphic-properties draw:stroke="dash" draw:stroke-dash="Fine_20_Dashed" draw:textarea-horizontal-align="justify" draw:textarea-vertical-align="middle" draw:auto-grow-height="false" fo:min-height="1.397cm" fo:min-width="1.01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1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8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86cm"/>
    </style:style>
    <style:style style:name="gr66" style:family="graphic" style:parent-style-name="standard">
      <style:graphic-properties draw:stroke="dash" draw:stroke-dash="Fine_20_Dashed" draw:textarea-horizontal-align="justify" draw:textarea-vertical-align="middle" draw:auto-grow-height="false" fo:min-height="1.397cm" fo:min-width="0.76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335cm"/>
    </style:style>
    <style:style style:name="gr68" style:family="graphic" style:parent-style-name="standard">
      <style:graphic-properties svg:stroke-width="0.102cm" draw:marker-start-width="0.432cm" draw:marker-end-width="0.432cm" draw:textarea-horizontal-align="justify" draw:textarea-vertical-align="middle" draw:auto-grow-height="false" fo:min-height="19.889cm" fo:min-width="13.412cm" fo:padding-top="0.025cm" fo:padding-bottom="0.152cm" fo:padding-left="0.152cm" fo:padding-right="0.152cm"/>
    </style:style>
    <style:style style:name="gr69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hatch" draw:fill-hatch-name="Black_20_90_20_Degrees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abloid_25_20Drawing">
        <draw:custom-shape draw:style-name="gr1" draw:text-style-name="P1" draw:layer="Drawing" svg:width="16.256cm" svg:height="13.693cm" svg:x="10.109cm" svg:y="5.0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Drawing" svg:width="2.703cm" svg:height="0.636cm" svg:x="10.109cm" svg:y="18.871cm">
          <draw:text-box>
            <text:p>RPI MODEL B+</text:p>
          </draw:text-box>
        </draw:frame>
        <draw:custom-shape draw:style-name="gr3" draw:text-style-name="P3" draw:layer="Drawing" svg:width="1.016cm" svg:height="1.524cm" svg:x="10.109cm" svg:y="1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Drawing" svg:width="2.286cm" svg:height="1.016cm" svg:x="14.403cm" svg:y="17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1.778cm" svg:height="1.016cm" svg:x="14.657cm" svg:y="18.7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Drawing" svg:width="2.286cm" svg:height="0.762cm" svg:x="14.403cm" svg:y="19.7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3.302cm" svg:height="0.508cm" svg:x="22.331cm" svg:y="18.2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Drawing" svg:width="2.794cm" svg:height="2.54cm" svg:x="22.623cm" svg:y="18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3.81cm" svg:height="3.302cm" svg:x="22.115cm" svg:y="21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778cm" svg:height="1.778cm" svg:x="23.131cm" svg:y="2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016cm" svg:height="1.016cm" svg:x="23.485cm" svg:y="2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Drawing" svg:width="4.481cm" svg:height="0.636cm" svg:x="21.914cm" svg:y="24.632cm">
          <draw:text-box>
            <text:p>RPI CAMERA MODULE v1</text:p>
          </draw:text-box>
        </draw:frame>
        <draw:frame draw:style-name="gr8" draw:text-style-name="P2" draw:layer="Drawing" svg:width="0.629cm" svg:height="0.636cm" svg:x="22.331cm" svg:y="17.601cm">
          <draw:text-box>
            <text:p>J3</text:p>
          </draw:text-box>
        </draw:frame>
        <draw:frame draw:style-name="gr8" draw:text-style-name="P2" draw:layer="Drawing" svg:width="0.629cm" svg:height="0.636cm" svg:x="24.72cm" svg:y="15.951cm">
          <draw:text-box>
            <text:p>J8</text:p>
          </draw:text-box>
        </draw:frame>
        <draw:frame draw:style-name="gr9" draw:text-style-name="P2" draw:layer="Drawing" svg:width="1.873cm" svg:height="0.636cm" svg:x="14.308cm" svg:y="17.093cm">
          <draw:text-box>
            <text:p>J12 or J11</text:p>
          </draw:text-box>
        </draw:frame>
        <draw:frame draw:style-name="gr10" draw:text-style-name="P2" draw:layer="Drawing" svg:width="3.368cm" svg:height="1.144cm" svg:x="14.303cm" svg:y="20.551cm">
          <draw:text-box>
            <text:p>USB WIFI</text:p>
            <text:p>ADAFRUIT PID 814</text:p>
          </draw:text-box>
        </draw:frame>
        <draw:custom-shape draw:style-name="gr3" draw:text-style-name="P3" draw:layer="Drawing" svg:width="2.286cm" svg:height="1.016cm" svg:x="18.267cm" svg:y="17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1.778cm" svg:height="1.016cm" svg:x="18.521cm" svg:y="18.7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Drawing" svg:width="2.286cm" svg:height="0.762cm" svg:x="18.267cm" svg:y="19.76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Drawing" svg:width="1.873cm" svg:height="0.636cm" svg:x="18.172cm" svg:y="17.093cm">
          <draw:text-box>
            <text:p>J12 or J11</text:p>
          </draw:text-box>
        </draw:frame>
        <draw:frame draw:style-name="gr11" draw:text-style-name="P2" draw:layer="Drawing" svg:width="3.562cm" svg:height="1.144cm" svg:x="18.267cm" svg:y="20.568cm">
          <draw:text-box>
            <text:p>USB BLUETOOTH</text:p>
            <text:p>ADAFRUIT PID 1327</text:p>
          </draw:text-box>
        </draw:frame>
        <draw:custom-shape draw:style-name="gr3" draw:text-style-name="P3" draw:layer="Drawing" svg:width="1.27cm" svg:height="1.016cm" svg:x="10.109cm" svg:y="6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778cm" svg:height="1.016cm" svg:x="10.109cm" svg:y="12.39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Drawing" svg:width="0.645cm" svg:height="1.652cm" svg:x="10.26cm" svg:y="14.128cm">
          <draw:text-box>
            <text:p>4</text:p>
            <text:p>6</text:p>
            <text:p>12</text:p>
          </draw:text-box>
        </draw:frame>
        <draw:custom-shape draw:style-name="gr3" draw:text-style-name="P3" draw:layer="Drawing" svg:width="1.016cm" svg:height="2.54cm" svg:x="25.349cm" svg:y="5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Drawing" svg:width="0.629cm" svg:height="0.636cm" svg:x="11.125cm" svg:y="15.189cm">
          <draw:text-box>
            <text:p>J8</text:p>
          </draw:text-box>
        </draw:frame>
        <draw:frame draw:style-name="gr8" draw:text-style-name="P2" draw:layer="Drawing" svg:width="0.629cm" svg:height="0.636cm" svg:x="11.887cm" svg:y="12.903cm">
          <draw:text-box>
            <text:p>J7</text:p>
          </draw:text-box>
        </draw:frame>
        <draw:g>
          <draw:custom-shape draw:style-name="gr4" draw:text-style-name="P3" draw:layer="Drawing" svg:width="1.778cm" svg:height="1.524cm" svg:x="2.997cm" svg:y="2.489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Drawing" svg:x1="4.775cm" svg:y1="3.759cm" svg:x2="3.505cm" svg:y2="3.759cm">
            <text:p/>
          </draw:line>
          <draw:polyline draw:style-name="gr13" draw:text-style-name="P1" draw:layer="Drawing" svg:width="1.523cm" svg:height="0.507cm" draw:transform="rotate (-3.14159265358979) translate (4.775cm 3.251cm)" svg:viewBox="0 0 1524 508" draw:points="0,508 1524,508 1016,0 762,254 254,254">
            <text:p/>
          </draw:polyline>
          <draw:line draw:style-name="gr13" draw:text-style-name="P1" draw:layer="Drawing" svg:x1="4.013cm" svg:y1="3.251cm" svg:x2="4.775cm" svg:y2="3.251cm">
            <text:p/>
          </draw:line>
        </draw:g>
        <draw:frame draw:style-name="gr14" draw:text-style-name="P2" draw:layer="Drawing" svg:width="3.465cm" svg:height="1.144cm" svg:x="2.897cm" svg:y="4.067cm">
          <draw:text-box>
            <text:p>2.1mm DC JACK</text:p>
            <text:p>ADAFRUIT PID 610 </text:p>
          </draw:text-box>
        </draw:frame>
        <draw:frame draw:style-name="gr15" draw:text-style-name="P2" draw:layer="Drawing" svg:width="0.459cm" svg:height="1.144cm" svg:x="10.258cm" svg:y="5.971cm">
          <draw:text-box>
            <text:p>-</text:p>
            <text:p>+</text:p>
          </draw:text-box>
        </draw:frame>
        <draw:frame draw:style-name="gr8" draw:text-style-name="P2" draw:layer="Drawing" svg:width="0.629cm" svg:height="0.636cm" svg:x="11.379cm" svg:y="6.425cm">
          <draw:text-box>
            <text:p>J1</text:p>
          </draw:text-box>
        </draw:frame>
        <draw:polyline draw:style-name="gr13" draw:text-style-name="P1" draw:layer="Drawing" svg:width="5.333cm" svg:height="3.047cm" svg:x="4.775cm" svg:y="3.759cm" svg:viewBox="0 0 5334 3048" draw:points="0,0 2540,0 2540,3048 5334,3048">
          <text:p/>
        </draw:polyline>
        <draw:polyline draw:style-name="gr13" draw:text-style-name="P1" draw:layer="Drawing" svg:width="5.333cm" svg:height="3.047cm" svg:x="4.775cm" svg:y="3.251cm" svg:viewBox="0 0 5334 3048" draw:points="0,0 3048,0 3048,3048 5334,3048">
          <text:p/>
        </draw:polyline>
        <draw:polyline draw:style-name="gr13" draw:text-style-name="P1" draw:layer="Drawing" svg:width="27.685cm" svg:height="0.253cm" svg:x="7.315cm" svg:y="3.505cm" svg:viewBox="0 0 27686 254" draw:points="0,254 254,254 508,0 762,254 27686,254">
          <text:p/>
        </draw:polyline>
        <draw:line draw:style-name="gr13" draw:text-style-name="P1" draw:layer="Drawing" svg:x1="7.823cm" svg:y1="3.251cm" svg:x2="35.001cm" svg:y2="3.251cm">
          <text:p/>
        </draw:line>
        <draw:frame draw:style-name="gr16" draw:text-style-name="P2" draw:layer="Drawing" svg:width="1.323cm" svg:height="1.144cm" svg:x="10.209cm" svg:y="12.337cm">
          <draw:text-box>
            <text:p>GND</text:p>
            <text:p>R AUD</text:p>
          </draw:text-box>
        </draw:frame>
        <draw:frame draw:style-name="gr17" draw:text-style-name="P6" draw:layer="Drawing" svg:width="0.531cm" svg:height="1.144cm" svg:x="3.736cm" svg:y="12.367cm">
          <draw:text-box>
            <text:p text:style-name="P3">G</text:p>
            <text:p text:style-name="P3">R</text:p>
          </draw:text-box>
        </draw:frame>
        <draw:frame draw:style-name="gr12" draw:text-style-name="P6" draw:layer="Drawing" svg:width="0.645cm" svg:height="1.652cm" svg:x="3.705cm" svg:y="14.128cm">
          <draw:text-box>
            <text:p text:style-name="P3">4</text:p>
            <text:p text:style-name="P3">6</text:p>
            <text:p text:style-name="P3">12</text:p>
          </draw:text-box>
        </draw:frame>
        <draw:line draw:style-name="gr13" draw:text-style-name="P1" draw:layer="Drawing" svg:x1="10.109cm" svg:y1="12.649cm" svg:x2="4.267cm" svg:y2="12.649cm">
          <text:p/>
        </draw:line>
        <draw:line draw:style-name="gr13" draw:text-style-name="P1" draw:layer="Drawing" svg:x1="10.109cm" svg:y1="13.157cm" svg:x2="4.267cm" svg:y2="13.157cm">
          <text:p/>
        </draw:line>
        <draw:polyline draw:style-name="gr13" draw:text-style-name="P1" draw:layer="Drawing" svg:width="5.841cm" svg:height="0cm" svg:x="4.267cm" svg:y="14.427cm" svg:viewBox="0 0 5842 0" draw:points="5842,0 508,0 0,0">
          <text:p/>
        </draw:polyline>
        <draw:polyline draw:style-name="gr13" draw:text-style-name="P1" draw:layer="Drawing" svg:width="5.841cm" svg:height="0cm" svg:x="4.267cm" svg:y="14.935cm" svg:viewBox="0 0 5842 0" draw:points="5842,0 254,0 0,0">
          <text:p/>
        </draw:polyline>
        <draw:line draw:style-name="gr13" draw:text-style-name="P1" draw:layer="Drawing" svg:x1="10.109cm" svg:y1="15.443cm" svg:x2="4.267cm" svg:y2="15.443cm">
          <text:p/>
        </draw:line>
        <draw:custom-shape draw:style-name="gr18" draw:text-style-name="P3" draw:layer="Drawing" svg:width="1.016cm" svg:height="3.81cm" svg:x="3.505cm" svg:y="12.14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Drawing" svg:width="2.288cm" svg:height="0.636cm" svg:x="2.895cm" svg:y="15.951cm">
          <draw:text-box>
            <text:p text:style-name="P3">TO SHEET 3</text:p>
          </draw:text-box>
        </draw:frame>
        <draw:frame draw:style-name="gr20" draw:text-style-name="P8" draw:layer="Drawing" svg:width="0.451cm" svg:height="2.668cm" svg:x="25.857cm" svg:y="5.509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3" draw:text-style-name="P3" draw:layer="Drawing" svg:width="1.016cm" svg:height="2.032cm" svg:x="25.349cm" svg:y="14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Drawing" svg:width="0.451cm" svg:height="2.668cm" svg:x="35.058cm" svg:y="5.509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22" draw:text-style-name="P3" draw:layer="Drawing" svg:width="1.016cm" svg:height="3.048cm" svg:x="34.747cm" svg:y="5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Drawing" svg:x1="26.365cm" svg:y1="5.791cm" svg:x2="35.001cm" svg:y2="5.791cm">
          <text:p/>
        </draw:line>
        <draw:line draw:style-name="gr13" draw:text-style-name="P1" draw:layer="Drawing" svg:x1="26.365cm" svg:y1="6.299cm" svg:x2="35.001cm" svg:y2="6.299cm">
          <text:p/>
        </draw:line>
        <draw:line draw:style-name="gr13" draw:text-style-name="P1" draw:layer="Drawing" svg:x1="26.365cm" svg:y1="6.807cm" svg:x2="35.001cm" svg:y2="6.807cm">
          <text:p/>
        </draw:line>
        <draw:line draw:style-name="gr13" draw:text-style-name="P1" draw:layer="Drawing" svg:x1="26.365cm" svg:y1="7.315cm" svg:x2="35.001cm" svg:y2="7.315cm">
          <text:p/>
        </draw:line>
        <draw:line draw:style-name="gr13" draw:text-style-name="P1" draw:layer="Drawing" svg:x1="26.365cm" svg:y1="7.823cm" svg:x2="35.001cm" svg:y2="7.823cm">
          <text:p/>
        </draw:line>
        <draw:frame draw:style-name="gr19" draw:text-style-name="P6" draw:layer="Drawing" svg:width="2.288cm" svg:height="0.636cm" svg:x="34.239cm" svg:y="8.331cm">
          <draw:text-box>
            <text:p text:style-name="P3">TO SHEET 2</text:p>
          </draw:text-box>
        </draw:frame>
        <draw:frame draw:style-name="gr23" draw:text-style-name="P2" draw:layer="Drawing" svg:width="0.645cm" svg:height="2.16cm" svg:x="25.703cm" svg:y="10.327cm">
          <draw:text-box>
            <text:p>33</text:p>
            <text:p>35</text:p>
            <text:p>37</text:p>
            <text:p>39</text:p>
          </draw:text-box>
        </draw:frame>
        <draw:custom-shape draw:style-name="gr3" draw:text-style-name="P3" draw:layer="Drawing" svg:width="1.016cm" svg:height="2.032cm" svg:x="25.349cm" svg:y="10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" draw:layer="Drawing" svg:width="0.645cm" svg:height="2.16cm" svg:x="25.703cm" svg:y="14.389cm">
          <draw:text-box>
            <text:p>34</text:p>
            <text:p>36</text:p>
            <text:p>38</text:p>
            <text:p>40</text:p>
          </draw:text-box>
        </draw:frame>
        <draw:frame draw:style-name="gr8" draw:text-style-name="P2" draw:layer="Drawing" svg:width="0.629cm" svg:height="0.636cm" svg:x="24.72cm" svg:y="11.887cm">
          <draw:text-box>
            <text:p>J8</text:p>
          </draw:text-box>
        </draw:frame>
        <draw:frame draw:style-name="gr8" draw:text-style-name="P2" draw:layer="Drawing" svg:width="0.629cm" svg:height="0.636cm" svg:x="24.72cm" svg:y="7.569cm">
          <draw:text-box>
            <text:p>J8</text:p>
          </draw:text-box>
        </draw:frame>
        <draw:line draw:style-name="gr13" draw:text-style-name="P1" draw:layer="Drawing" svg:x1="26.365cm" svg:y1="10.617cm" svg:x2="35.001cm" svg:y2="10.617cm">
          <text:p/>
        </draw:line>
        <draw:line draw:style-name="gr13" draw:text-style-name="P1" draw:layer="Drawing" svg:x1="26.365cm" svg:y1="11.125cm" svg:x2="35.001cm" svg:y2="11.125cm">
          <text:p/>
        </draw:line>
        <draw:line draw:style-name="gr13" draw:text-style-name="P1" draw:layer="Drawing" svg:x1="26.365cm" svg:y1="11.633cm" svg:x2="35.001cm" svg:y2="11.633cm">
          <text:p/>
        </draw:line>
        <draw:line draw:style-name="gr13" draw:text-style-name="P1" draw:layer="Drawing" svg:x1="26.365cm" svg:y1="12.141cm" svg:x2="35.001cm" svg:y2="12.141cm">
          <text:p/>
        </draw:line>
        <draw:line draw:style-name="gr13" draw:text-style-name="P1" draw:layer="Drawing" svg:x1="26.365cm" svg:y1="14.681cm" svg:x2="35.001cm" svg:y2="14.681cm">
          <text:p/>
        </draw:line>
        <draw:line draw:style-name="gr13" draw:text-style-name="P1" draw:layer="Drawing" svg:x1="26.365cm" svg:y1="15.189cm" svg:x2="35.001cm" svg:y2="15.189cm">
          <text:p/>
        </draw:line>
        <draw:line draw:style-name="gr13" draw:text-style-name="P1" draw:layer="Drawing" svg:x1="26.365cm" svg:y1="15.697cm" svg:x2="35.001cm" svg:y2="15.697cm">
          <text:p/>
        </draw:line>
        <draw:line draw:style-name="gr13" draw:text-style-name="P1" draw:layer="Drawing" svg:x1="26.365cm" svg:y1="16.205cm" svg:x2="35.001cm" svg:y2="16.205cm">
          <text:p/>
        </draw:line>
        <draw:frame draw:style-name="gr23" draw:text-style-name="P2" draw:layer="Drawing" svg:width="0.645cm" svg:height="2.16cm" svg:x="35.001cm" svg:y="10.327cm">
          <draw:text-box>
            <text:p>33</text:p>
            <text:p>35</text:p>
            <text:p>37</text:p>
            <text:p>39</text:p>
          </draw:text-box>
        </draw:frame>
        <draw:frame draw:style-name="gr23" draw:text-style-name="P2" draw:layer="Drawing" svg:width="0.645cm" svg:height="2.16cm" svg:x="35.001cm" svg:y="14.389cm">
          <draw:text-box>
            <text:p>34</text:p>
            <text:p>36</text:p>
            <text:p>38</text:p>
            <text:p>40</text:p>
          </draw:text-box>
        </draw:frame>
        <draw:custom-shape draw:style-name="gr22" draw:text-style-name="P3" draw:layer="Drawing" svg:width="1.016cm" svg:height="2.54cm" svg:x="34.747cm" svg:y="10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Drawing" svg:width="1.016cm" svg:height="2.54cm" svg:x="34.747cm" svg:y="1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Drawing" svg:width="2.288cm" svg:height="0.636cm" svg:x="34.239cm" svg:y="12.649cm">
          <draw:text-box>
            <text:p text:style-name="P3">TO SHEET 4</text:p>
          </draw:text-box>
        </draw:frame>
        <draw:frame draw:style-name="gr19" draw:text-style-name="P6" draw:layer="Drawing" svg:width="2.288cm" svg:height="0.636cm" svg:x="34.239cm" svg:y="16.713cm">
          <draw:text-box>
            <text:p text:style-name="P3">TO SHEET 5</text:p>
          </draw:text-box>
        </draw:frame>
        <draw:custom-shape draw:style-name="gr22" draw:text-style-name="P3" draw:layer="Drawing" svg:width="1.27cm" svg:height="1.524cm" svg:x="34.747cm" svg:y="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34.924cm" svg:y="2.939cm">
          <draw:text-box>
            <text:p text:style-name="P3">GND</text:p>
            <text:p text:style-name="P3">5V</text:p>
          </draw:text-box>
        </draw:frame>
        <draw:frame draw:style-name="gr25" draw:text-style-name="P9" draw:layer="Drawing" svg:width="4.379cm" svg:height="0.839cm" svg:x="1.489cm" svg:y="25.781cm">
          <draw:text-box>
            <text:p><text:span text:style-name="T1">M</text:span><text:span text:style-name="T1">AI</text:span><text:span text:style-name="T1">N </text:span><text:span text:style-name="T1">B</text:span><text:span text:style-name="T1">O</text:span><text:span text:style-name="T1">A</text:span><text:span text:style-name="T1">R</text:span><text:span text:style-name="T1">D</text:span></text:p>
          </draw:text-box>
        </draw:frame>
      </draw:page>
      <draw:page draw:name="page2" draw:style-name="dp1" draw:master-page-name="Tabloid_25_20Drawing">
        <draw:frame draw:style-name="gr21" draw:text-style-name="P8" draw:layer="Drawing" svg:width="0.451cm" svg:height="2.668cm" svg:x="3.743cm" svg:y="12.113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22" draw:text-style-name="P3" draw:layer="Drawing" svg:width="1.016cm" svg:height="3.048cm" svg:x="3.432cm" svg:y="1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Drawing" svg:width="2.843cm" svg:height="0.636cm" svg:x="2.524cm" svg:y="14.935cm">
          <draw:text-box>
            <text:p text:style-name="P3">FROM SHEET 1</text:p>
          </draw:text-box>
        </draw:frame>
        <draw:custom-shape draw:style-name="gr22" draw:text-style-name="P3" draw:layer="Drawing" svg:width="1.27cm" svg:height="1.524cm" svg:x="2.997cm" svg:y="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3.174cm" svg:y="2.939cm">
          <draw:text-box>
            <text:p text:style-name="P3">GND</text:p>
            <text:p text:style-name="P3">5V</text:p>
          </draw:text-box>
        </draw:frame>
        <draw:frame draw:style-name="gr27" draw:text-style-name="P2" draw:layer="Drawing" svg:width="1.039cm" svg:height="2.668cm" svg:x="15.697cm" svg:y="12.079cm">
          <draw:text-box>
            <text:p>VCC</text:p>
            <text:p>SDA</text:p>
            <text:p>SCL</text:p>
            <text:p>OE</text:p>
            <text:p>GND</text:p>
          </draw:text-box>
        </draw:frame>
        <draw:frame draw:style-name="gr24" draw:text-style-name="P2" draw:layer="Drawing" svg:width="1.039cm" svg:height="1.144cm" svg:x="15.697cm" svg:y="7.242cm">
          <draw:text-box>
            <text:p>GND</text:p>
            <text:p>V+</text:p>
          </draw:text-box>
        </draw:frame>
        <draw:frame draw:style-name="gr28" draw:text-style-name="P8" draw:layer="Drawing" svg:width="1.111cm" svg:height="1.652cm" svg:x="19.661cm" svg:y="6.998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28" draw:text-style-name="P8" draw:layer="Drawing" svg:width="1.111cm" svg:height="1.652cm" svg:x="19.661cm" svg:y="9.537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28" draw:text-style-name="P8" draw:layer="Drawing" svg:width="1.111cm" svg:height="1.652cm" svg:x="19.666cm" svg:y="12.078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28" draw:text-style-name="P8" draw:layer="Drawing" svg:width="1.111cm" svg:height="1.652cm" svg:x="19.666cm" svg:y="14.608cm">
          <draw:text-box>
            <text:p text:style-name="P7">PWM</text:p>
            <text:p text:style-name="P7">V+</text:p>
            <text:p text:style-name="P7">GND</text:p>
          </draw:text-box>
        </draw:frame>
        <draw:custom-shape draw:style-name="gr4" draw:text-style-name="P3" draw:layer="Drawing" svg:width="5.08cm" svg:height="10.16cm" svg:x="15.697cm" svg:y="6.5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6.8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9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11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1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1.524cm" svg:x="15.697cm" svg:y="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3.048cm" svg:x="15.697cm" svg:y="11.88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Drawing" svg:width="3.368cm" svg:height="1.144cm" svg:x="15.631cm" svg:y="16.713cm">
          <draw:text-box>
            <text:p>SERVO DRIVER</text:p>
            <text:p>ADAFRUIT PID 815</text:p>
          </draw:text-box>
        </draw:frame>
        <draw:line draw:style-name="gr13" draw:text-style-name="P1" draw:layer="Drawing" svg:x1="4.267cm" svg:y1="12.395cm" svg:x2="15.697cm" svg:y2="12.395cm">
          <text:p/>
        </draw:line>
        <draw:line draw:style-name="gr13" draw:text-style-name="P1" draw:layer="Drawing" svg:x1="4.267cm" svg:y1="12.903cm" svg:x2="15.697cm" svg:y2="12.903cm">
          <text:p/>
        </draw:line>
        <draw:line draw:style-name="gr13" draw:text-style-name="P1" draw:layer="Drawing" svg:x1="4.267cm" svg:y1="13.411cm" svg:x2="15.697cm" svg:y2="13.411cm">
          <text:p/>
        </draw:line>
        <draw:line draw:style-name="gr13" draw:text-style-name="P1" draw:layer="Drawing" svg:x1="4.267cm" svg:y1="13.919cm" svg:x2="15.697cm" svg:y2="13.919cm">
          <text:p/>
        </draw:line>
        <draw:line draw:style-name="gr13" draw:text-style-name="P1" draw:layer="Drawing" svg:x1="4.267cm" svg:y1="14.427cm" svg:x2="15.697cm" svg:y2="14.427cm">
          <text:p/>
        </draw:line>
        <draw:polyline draw:style-name="gr13" draw:text-style-name="P1" draw:layer="Drawing" svg:width="11.429cm" svg:height="4.317cm" draw:transform="rotate (-3.14159265358979) translate (15.697cm 7.569cm)" svg:viewBox="0 0 11430 4318" draw:points="0,0 1524,0 1524,4318 11430,4318">
          <text:p/>
        </draw:polyline>
        <draw:polyline draw:style-name="gr13" draw:text-style-name="P1" draw:layer="Drawing" svg:width="3.047cm" svg:height="4.317cm" svg:x="4.267cm" svg:y="3.759cm" svg:viewBox="0 0 3048 4318" draw:points="0,0 762,0 762,4318 2032,4318 3048,3810">
          <text:p/>
        </draw:polyline>
        <draw:line draw:style-name="gr13" draw:text-style-name="P1" draw:layer="Drawing" svg:x1="7.315cm" svg:y1="8.077cm" svg:x2="15.697cm" svg:y2="8.077cm">
          <text:p/>
        </draw:line>
        <draw:polygon draw:style-name="gr13" draw:text-style-name="P1" draw:layer="Drawing" svg:width="0.567cm" svg:height="0.453cm" draw:transform="rotate (1.10706234454) translate (9.34695612428207cm 7.31497805740372cm)" svg:viewBox="0 0 568 454" draw:points="0,0 568,0 227,454">
          <text:p/>
        </draw:polygon>
        <draw:line draw:style-name="gr13" draw:text-style-name="P1" draw:layer="Drawing" svg:x1="9.347cm" svg:y1="6.807cm" svg:x2="9.855cm" svg:y2="6.807cm">
          <text:p/>
        </draw:line>
        <draw:polyline draw:style-name="gr13" draw:text-style-name="P1" draw:layer="Drawing" svg:width="2.285cm" svg:height="0.507cm" draw:transform="rotate (-1.5707963267949) translate (9.855cm 3.759cm)" svg:viewBox="0 0 2286 508" draw:points="0,254 254,254 508,0 762,508 1016,0 1270,508 1524,0 1778,508 2032,254 2286,254">
          <text:p/>
        </draw:polyline>
        <draw:line draw:style-name="gr13" draw:text-style-name="P1" draw:layer="Drawing" svg:x1="9.601cm" svg:y1="7.315cm" svg:x2="9.601cm" svg:y2="8.077cm">
          <text:p/>
        </draw:line>
        <draw:line draw:style-name="gr13" draw:text-style-name="P1" draw:layer="Drawing" svg:x1="9.601cm" svg:y1="6.807cm" svg:x2="9.601cm" svg:y2="6.045cm">
          <text:p/>
        </draw:line>
        <draw:line draw:style-name="gr13" draw:text-style-name="P1" draw:layer="Drawing" svg:x1="9.601cm" svg:y1="3.759cm" svg:x2="9.601cm" svg:y2="3.251cm">
          <text:p/>
        </draw:line>
        <draw:frame draw:style-name="gr29" draw:text-style-name="P2" draw:layer="Drawing" svg:width="2.682cm" svg:height="1.144cm" svg:x="9.855cm" svg:y="7.061cm">
          <draw:text-box>
            <text:p>FRONT PANEL</text:p>
            <text:p>LED</text:p>
          </draw:text-box>
        </draw:frame>
        <draw:custom-shape draw:style-name="gr30" draw:text-style-name="P3" draw:layer="Drawing" svg:width="2.032cm" svg:height="1.016cm" svg:x="5.791cm" svg:y="7.31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Drawing" svg:x1="9.855cm" svg:y1="7.061cm" svg:x2="10.109cm" svg:y2="6.807cm">
          <text:p/>
        </draw:line>
        <draw:line draw:style-name="gr13" draw:text-style-name="P1" draw:layer="Drawing" svg:x1="10.109cm" svg:y1="7.061cm" svg:x2="10.363cm" svg:y2="6.807cm">
          <text:p/>
        </draw:line>
        <draw:custom-shape draw:style-name="gr31" draw:text-style-name="P1" draw:layer="Drawing" svg:width="2.286cm" svg:height="1.524cm" svg:x="34.493cm" svg:y="3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2.997cm">
          <text:p/>
          <draw:enhanced-geometry svg:viewBox="0 0 21600 21600" draw:type="rectangle" draw:enhanced-path="M 0 0 L 21600 0 21600 21600 0 21600 0 0 Z N"/>
        </draw:custom-shape>
        <draw:frame draw:style-name="gr32" draw:text-style-name="P2" draw:layer="Drawing" svg:width="0.451cm" svg:height="0.636cm" svg:x="18.999cm" svg:y="8.303cm">
          <draw:text-box>
            <text:p>0</text:p>
          </draw:text-box>
        </draw:frame>
        <draw:frame draw:style-name="gr32" draw:text-style-name="P2" draw:layer="Drawing" svg:width="0.451cm" svg:height="0.636cm" svg:x="19.056cm" svg:y="10.871cm">
          <draw:text-box>
            <text:p>1</text:p>
          </draw:text-box>
        </draw:frame>
        <draw:frame draw:style-name="gr32" draw:text-style-name="P2" draw:layer="Drawing" svg:width="0.451cm" svg:height="0.636cm" svg:x="19.056cm" svg:y="13.411cm">
          <draw:text-box>
            <text:p>2</text:p>
          </draw:text-box>
        </draw:frame>
        <draw:frame draw:style-name="gr32" draw:text-style-name="P2" draw:layer="Drawing" svg:width="0.451cm" svg:height="0.636cm" svg:x="19.056cm" svg:y="15.951cm">
          <draw:text-box>
            <text:p>3</text:p>
          </draw:text-box>
        </draw:frame>
        <draw:custom-shape draw:style-name="gr33" draw:text-style-name="P1" draw:layer="Drawing" svg:width="0.508cm" svg:height="1.524cm" svg:x="20.777cm" svg:y="7.06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Drawing" svg:width="2.286cm" svg:height="1.524cm" svg:x="34.493cm" svg:y="6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5.79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0.508cm" svg:height="1.524cm" svg:x="20.777cm" svg:y="9.6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Drawing" svg:width="2.286cm" svg:height="1.524cm" svg:x="34.493cm" svg:y="17.2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16.7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0.508cm" svg:height="1.524cm" svg:x="20.777cm" svg:y="12.1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Drawing" svg:width="2.286cm" svg:height="1.524cm" svg:x="34.493cm" svg:y="2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19.5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0.508cm" svg:height="1.524cm" svg:x="20.777cm" svg:y="14.681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Drawing" svg:width="3.935cm" svg:height="0.636cm" svg:x="34.415cm" svg:y="5.029cm">
          <draw:text-box>
            <text:p>CAMERA PAN SERVO </text:p>
          </draw:text-box>
        </draw:frame>
        <draw:frame draw:style-name="gr35" draw:text-style-name="P2" draw:layer="Drawing" svg:width="3.829cm" svg:height="0.636cm" svg:x="34.393cm" svg:y="7.823cm">
          <draw:text-box>
            <text:p>CAMERA TILT SERVO</text:p>
          </draw:text-box>
        </draw:frame>
        <draw:frame draw:style-name="gr36" draw:text-style-name="P2" draw:layer="Drawing" svg:width="3.609cm" svg:height="0.636cm" svg:x="34.369cm" svg:y="18.745cm">
          <draw:text-box>
            <text:p>LASER PAN SERVO </text:p>
          </draw:text-box>
        </draw:frame>
        <draw:frame draw:style-name="gr37" draw:text-style-name="P2" draw:layer="Drawing" svg:width="3.499cm" svg:height="0.636cm" svg:x="34.347cm" svg:y="21.539cm">
          <draw:text-box>
            <text:p>LASER TILT SERVO</text:p>
          </draw:text-box>
        </draw:frame>
        <draw:polyline draw:style-name="gr38" draw:text-style-name="P1" draw:layer="Drawing" svg:width="13.207cm" svg:height="3.047cm" svg:x="21.285cm" svg:y="4.775cm" svg:viewBox="0 0 13208 3048" draw:points="0,3048 1524,3048 1524,0 13208,0">
          <text:p/>
        </draw:polyline>
        <draw:polyline draw:style-name="gr38" draw:text-style-name="P1" draw:layer="Drawing" svg:width="13.207cm" svg:height="2.793cm" svg:x="21.285cm" svg:y="7.569cm" svg:viewBox="0 0 13208 2794" draw:points="0,2794 2540,2794 2540,0 13208,0">
          <text:p/>
        </draw:polyline>
        <draw:polyline draw:style-name="gr38" draw:text-style-name="P1" draw:layer="Drawing" svg:width="13.207cm" svg:height="5.841cm" svg:x="21.285cm" svg:y="15.443cm" svg:viewBox="0 0 13208 5842" draw:points="0,0 1524,0 1524,5842 13208,5842">
          <text:p/>
        </draw:polyline>
        <draw:polyline draw:style-name="gr38" draw:text-style-name="P1" draw:layer="Drawing" svg:width="13.207cm" svg:height="5.587cm" svg:x="21.285cm" svg:y="12.903cm" svg:viewBox="0 0 13208 5588" draw:points="0,0 2540,0 2540,5588 13208,5588">
          <text:p/>
        </draw:polyline>
        <draw:frame draw:style-name="gr39" draw:text-style-name="P6" draw:layer="Drawing" svg:width="2.843cm" svg:height="1.144cm" svg:x="29.364cm" svg:y="15.189cm">
          <draw:text-box>
            <text:p text:style-name="P3">OUT 1</text:p>
            <text:p text:style-name="P3">FROM SHEET 5</text:p>
          </draw:text-box>
        </draw:frame>
        <draw:frame draw:style-name="gr15" draw:text-style-name="P6" draw:layer="Drawing" svg:width="0.459cm" svg:height="1.144cm" svg:x="30.475cm" svg:y="13.845cm">
          <draw:text-box>
            <text:p text:style-name="P3">-</text:p>
            <text:p text:style-name="P3">+</text:p>
          </draw:text-box>
        </draw:frame>
        <draw:custom-shape draw:style-name="gr22" draw:text-style-name="P3" draw:layer="Drawing" svg:width="1.016cm" svg:height="1.524cm" svg:x="30.175cm" svg:y="13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Drawing" svg:x1="30.937cm" svg:y1="14.173cm" svg:x2="34.493cm" svg:y2="14.173cm">
          <text:p/>
        </draw:line>
        <draw:line draw:style-name="gr13" draw:text-style-name="P1" draw:layer="Drawing" svg:x1="30.937cm" svg:y1="14.681cm" svg:x2="34.493cm" svg:y2="14.681cm">
          <text:p/>
        </draw:line>
        <draw:custom-shape draw:style-name="gr31" draw:text-style-name="P1" draw:layer="Drawing" svg:width="2.286cm" svg:height="1.016cm" svg:x="34.493cm" svg:y="13.919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Drawing" svg:width="3.66cm" svg:height="1.144cm" svg:x="34.35cm" svg:y="14.935cm">
          <draw:text-box>
            <text:p>LED LASER</text:p>
            <text:p>ADAFRUIT PID 1054 </text:p>
          </draw:text-box>
        </draw:frame>
        <draw:polygon draw:style-name="gr41" draw:text-style-name="P1" draw:layer="Drawing" svg:width="0.567cm" svg:height="0.453cm" draw:transform="rotate (-0.463733982254894) translate (35.2550219425963cm 9.85495612428207cm)" svg:viewBox="0 0 568 454" draw:points="0,0 568,0 227,454">
          <text:p/>
        </draw:polygon>
        <draw:line draw:style-name="gr41" draw:text-style-name="P1" draw:layer="Drawing" svg:x1="35.763cm" svg:y1="9.855cm" svg:x2="35.763cm" svg:y2="10.363cm">
          <text:p/>
        </draw:line>
        <draw:line draw:style-name="gr41" draw:text-style-name="P1" draw:layer="Drawing" svg:x1="35.509cm" svg:y1="9.855cm" svg:x2="35.763cm" svg:y2="9.601cm">
          <text:p/>
        </draw:line>
        <draw:line draw:style-name="gr41" draw:text-style-name="P1" draw:layer="Drawing" svg:x1="35.509cm" svg:y1="9.601cm" svg:x2="35.763cm" svg:y2="9.347cm">
          <text:p/>
        </draw:line>
        <draw:frame draw:style-name="gr39" draw:text-style-name="P6" draw:layer="Drawing" svg:width="2.843cm" svg:height="1.144cm" svg:x="29.349cm" svg:y="10.67cm">
          <draw:text-box>
            <text:p text:style-name="P3">OUT 2</text:p>
            <text:p text:style-name="P3">FROM SHEET 5</text:p>
          </draw:text-box>
        </draw:frame>
        <draw:frame draw:style-name="gr42" draw:text-style-name="P6" draw:layer="Drawing" svg:width="0.459cm" svg:height="1.324cm" svg:x="30.46cm" svg:y="9.146cm">
          <draw:text-box>
            <text:p text:style-name="P3">-</text:p>
            <text:p text:style-name="P3">+</text:p>
          </draw:text-box>
        </draw:frame>
        <draw:custom-shape draw:style-name="gr22" draw:text-style-name="P3" draw:layer="Drawing" svg:width="1.016cm" svg:height="1.524cm" svg:x="30.16cm" svg:y="9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Drawing" svg:width="2.078cm" svg:height="2.078cm" svg:x="34.447cm" svg:y="9.04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3" draw:text-style-name="P1" draw:layer="Drawing" svg:x1="34.493cm" svg:y1="10.109cm" svg:x2="30.937cm" svg:y2="10.109cm">
          <text:p/>
        </draw:line>
        <draw:frame draw:style-name="gr10" draw:text-style-name="P2" draw:layer="Drawing" svg:width="3.368cm" svg:height="1.144cm" svg:x="34.239cm" svg:y="11.125cm">
          <draw:text-box>
            <text:p>1W WHITE LED</text:p>
            <text:p>ADAFRUIT PID 518</text:p>
          </draw:text-box>
        </draw:frame>
        <draw:polyline draw:style-name="gr13" draw:text-style-name="P1" draw:layer="Drawing" svg:width="6.095cm" svg:height="1.269cm" svg:x="30.937cm" svg:y="8.839cm" svg:viewBox="0 0 6096 1270" draw:points="5588,1270 6096,1270 6096,0 1016,0 1016,762 0,762">
          <text:p/>
        </draw:polyline>
        <draw:frame draw:style-name="gr43" draw:text-style-name="P2" draw:layer="Drawing" svg:width="0.459cm" svg:height="0.636cm" svg:x="34.493cm" svg:y="9.855cm">
          <draw:text-box>
            <text:p>+</text:p>
          </draw:text-box>
        </draw:frame>
        <draw:frame draw:style-name="gr44" draw:text-style-name="P2" draw:layer="Drawing" svg:width="0.375cm" svg:height="0.636cm" svg:x="36.15cm" svg:y="9.827cm">
          <draw:text-box>
            <text:p>-</text:p>
          </draw:text-box>
        </draw:frame>
        <draw:frame draw:style-name="gr45" draw:text-style-name="P9" draw:layer="Drawing" svg:width="9.891cm" svg:height="0.839cm" svg:x="1.488cm" svg:y="25.78cm">
          <draw:text-box>
            <text:p><text:span text:style-name="T1">S</text:span><text:span text:style-name="T1">E</text:span><text:span text:style-name="T1">R</text:span><text:span text:style-name="T1">V</text:span><text:span text:style-name="T1">O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29" draw:text-style-name="P2" draw:layer="Drawing" svg:width="2.682cm" svg:height="1.144cm" svg:x="5.691cm" svg:y="8.331cm">
          <draw:text-box>
            <text:p>FRONT PANEL</text:p>
            <text:p>SWITCH</text:p>
          </draw:text-box>
        </draw:frame>
      </draw:page>
      <draw:page draw:name="page3" draw:style-name="dp1" draw:master-page-name="Tabloid_25_20Drawing">
        <draw:frame draw:style-name="gr46" draw:text-style-name="P9" draw:layer="Drawing" svg:width="6.428cm" svg:height="0.839cm" svg:x="1.489cm" svg:y="25.781cm">
          <draw:text-box>
            <text:p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17" draw:text-style-name="P6" draw:layer="Drawing" svg:width="0.531cm" svg:height="1.144cm" svg:x="9.27cm" svg:y="9.044cm">
          <draw:text-box>
            <text:p text:style-name="P3">G</text:p>
            <text:p text:style-name="P3">R</text:p>
          </draw:text-box>
        </draw:frame>
        <draw:frame draw:style-name="gr12" draw:text-style-name="P6" draw:layer="Drawing" svg:width="0.645cm" svg:height="1.652cm" svg:x="9.239cm" svg:y="10.805cm">
          <draw:text-box>
            <text:p text:style-name="P3">4</text:p>
            <text:p text:style-name="P3">6</text:p>
            <text:p text:style-name="P3">12</text:p>
          </draw:text-box>
        </draw:frame>
        <draw:custom-shape draw:style-name="gr18" draw:text-style-name="P3" draw:layer="Drawing" svg:width="1.016cm" svg:height="3.81cm" svg:x="9.039cm" svg:y="8.81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Drawing" svg:width="2.843cm" svg:height="0.636cm" svg:x="8.429cm" svg:y="12.628cm">
          <draw:text-box>
            <text:p text:style-name="P3">FROM SHEET 1</text:p>
          </draw:text-box>
        </draw:frame>
        <draw:frame draw:style-name="gr27" draw:text-style-name="P2" draw:layer="Drawing" svg:width="1.039cm" svg:height="2.668cm" svg:x="18.745cm" svg:y="10.826cm">
          <draw:text-box>
            <text:p>VDD</text:p>
            <text:p>GND</text:p>
            <text:p>SDR</text:p>
            <text:p/>
            <text:p>SDL</text:p>
          </draw:text-box>
        </draw:frame>
        <draw:custom-shape draw:style-name="gr31" draw:text-style-name="P1" draw:layer="Drawing" svg:width="6.096cm" svg:height="6.35cm" svg:x="18.745cm" svg:y="8.07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1.27cm" svg:height="4.826cm" svg:x="18.745cm" svg:y="8.8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0.762cm" svg:height="0.508cm" svg:x="24.079cm" svg:y="10.6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Drawing" svg:width="0.762cm" svg:height="0.508cm" svg:x="24.079cm" svg:y="11.125cm">
          <text:p/>
          <draw:enhanced-geometry svg:viewBox="0 0 21600 21600" draw:type="rectangle" draw:enhanced-path="M 0 0 L 21600 0 21600 21600 0 21600 0 0 Z N"/>
        </draw:custom-shape>
        <draw:frame draw:style-name="gr47" draw:text-style-name="P2" draw:layer="Drawing" svg:width="1.352cm" svg:height="0.636cm" svg:x="22.727cm" svg:y="10.489cm">
          <draw:text-box>
            <text:p>RIGHT</text:p>
          </draw:text-box>
        </draw:frame>
        <draw:frame draw:style-name="gr43" draw:text-style-name="P2" draw:layer="Drawing" svg:width="0.459cm" svg:height="0.636cm" svg:x="24.382cm" svg:y="9.981cm">
          <draw:text-box>
            <text:p>+</text:p>
          </draw:text-box>
        </draw:frame>
        <draw:frame draw:style-name="gr44" draw:text-style-name="P2" draw:layer="Drawing" svg:width="0.375cm" svg:height="0.636cm" svg:x="24.466cm" svg:y="11.633cm">
          <draw:text-box>
            <text:p>-</text:p>
          </draw:text-box>
        </draw:frame>
        <draw:frame draw:style-name="gr40" draw:text-style-name="P2" draw:layer="Drawing" svg:width="3.66cm" svg:height="1.144cm" svg:x="18.641cm" svg:y="14.427cm">
          <draw:text-box>
            <text:p>AUDIO AMPLIFIER</text:p>
            <text:p>ADAFRUIT PID 1552 </text:p>
          </draw:text-box>
        </draw:frame>
        <draw:line draw:style-name="gr13" draw:text-style-name="P1" draw:layer="Drawing" svg:x1="18.745cm" svg:y1="9.347cm" svg:x2="9.855cm" svg:y2="9.347cm">
          <text:p/>
        </draw:line>
        <draw:line draw:style-name="gr13" draw:text-style-name="P1" draw:layer="Drawing" svg:x1="18.745cm" svg:y1="9.855cm" svg:x2="9.855cm" svg:y2="9.855cm">
          <text:p/>
        </draw:line>
        <draw:line draw:style-name="gr13" draw:text-style-name="P1" draw:layer="Drawing" svg:x1="18.745cm" svg:y1="11.125cm" svg:x2="9.855cm" svg:y2="11.125cm">
          <text:p/>
        </draw:line>
        <draw:frame draw:style-name="gr48" draw:text-style-name="P2" draw:layer="Drawing" svg:width="0.713cm" svg:height="1.144cm" svg:x="18.794cm" svg:y="9.093cm">
          <draw:text-box>
            <text:p>R-</text:p>
            <text:p>R+</text:p>
          </draw:text-box>
        </draw:frame>
        <draw:line draw:style-name="gr13" draw:text-style-name="P1" draw:layer="Drawing" svg:x1="18.745cm" svg:y1="11.633cm" svg:x2="9.855cm" svg:y2="11.633cm">
          <text:p/>
        </draw:line>
        <draw:line draw:style-name="gr13" draw:text-style-name="P1" draw:layer="Drawing" svg:x1="18.745cm" svg:y1="12.141cm" svg:x2="9.855cm" svg:y2="12.141cm">
          <text:p/>
        </draw:line>
        <draw:polyline draw:style-name="gr13" draw:text-style-name="P1" draw:layer="Drawing" svg:width="1.523cm" svg:height="0.761cm" draw:transform="rotate (-1.5707963267949) translate (18.745cm 11.633cm)" svg:viewBox="0 0 1524 762" draw:points="0,508 254,508 508,762 762,508 1524,508 1524,0">
          <text:p/>
        </draw:polyline>
        <draw:frame draw:style-name="gr32" draw:text-style-name="P2" draw:layer="Drawing" svg:width="0.451cm" svg:height="0.636cm" svg:x="17.052cm" svg:y="12.649cm">
          <draw:text-box>
            <text:p>1</text:p>
          </draw:text-box>
        </draw:frame>
        <draw:polygon draw:style-name="gr13" draw:text-style-name="P1" draw:layer="Drawing" svg:width="1.015cm" svg:height="0.507cm" svg:x="16.967cm" svg:y="12.69cm" svg:viewBox="0 0 1016 508" draw:points="0,0 762,0 1016,254 762,508 0,508">
          <text:p/>
        </draw:polygon>
        <draw:custom-shape draw:style-name="gr49" draw:text-style-name="P1" draw:layer="Drawing" svg:width="0.762cm" svg:height="3.048cm" svg:x="33.223cm" svg:y="9.655cm">
          <text:p/>
          <draw:enhanced-geometry svg:viewBox="0 0 21600 21600" draw:type="rectangle" draw:enhanced-path="M 0 0 L 21600 0 21600 21600 0 21600 0 0 Z N"/>
        </draw:custom-shape>
        <draw:polyline draw:style-name="gr41" draw:text-style-name="P1" draw:layer="Drawing" svg:width="4.094cm" svg:height="4.152cm" draw:transform="rotate (0.732863752912419) translate (32.9731006884108cm 11.0707774334903cm)" svg:viewBox="0 0 4095 4153" draw:points="1359,2 4095,0 357,4153 0,1513">
          <text:p/>
        </draw:polyline>
        <draw:frame draw:style-name="gr43" draw:text-style-name="P2" draw:layer="Drawing" svg:width="0.459cm" svg:height="0.636cm" svg:x="33.366cm" svg:y="9.854cm">
          <draw:text-box>
            <text:p>+</text:p>
          </draw:text-box>
        </draw:frame>
        <draw:frame draw:style-name="gr44" draw:text-style-name="P2" draw:layer="Drawing" svg:width="0.375cm" svg:height="0.636cm" svg:x="33.406cm" svg:y="11.858cm">
          <draw:text-box>
            <text:p>-</text:p>
          </draw:text-box>
        </draw:frame>
        <draw:polyline draw:style-name="gr13" draw:text-style-name="P1" draw:layer="Drawing" svg:width="8.381cm" svg:height="0.761cm" svg:x="24.841cm" svg:y="10.109cm" svg:viewBox="0 0 8382 762" draw:points="0,762 7874,762 7874,0 8382,0">
          <text:p/>
        </draw:polyline>
        <draw:custom-shape draw:style-name="gr31" draw:text-style-name="P1" draw:layer="Drawing" svg:width="3.302cm" svg:height="7.112cm" svg:x="32.969cm" svg:y="7.56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Drawing" svg:width="8.381cm" svg:height="0.761cm" svg:x="24.841cm" svg:y="11.379cm" svg:viewBox="0 0 8382 762" draw:points="0,0 7874,0 7874,762 8382,762">
          <text:p/>
        </draw:polyline>
        <draw:frame draw:style-name="gr50" draw:text-style-name="P2" draw:layer="Drawing" svg:width="1.056cm" svg:height="0.636cm" svg:x="24.841cm" svg:y="10.363cm">
          <draw:text-box>
            <text:p>WHT</text:p>
          </draw:text-box>
        </draw:frame>
        <draw:frame draw:style-name="gr51" draw:text-style-name="P6" draw:layer="Drawing" svg:width="0.916cm" svg:height="0.636cm" svg:x="24.841cm" svg:y="11.379cm">
          <draw:text-box>
            <text:p text:style-name="P3">BLK</text:p>
          </draw:text-box>
        </draw:frame>
        <draw:frame draw:style-name="gr40" draw:text-style-name="P2" draw:layer="Drawing" svg:width="3.66cm" svg:height="1.144cm" svg:x="32.865cm" svg:y="14.681cm">
          <draw:text-box>
            <text:p>SPEAKER</text:p>
            <text:p>ADAFRUIT PID 1669 </text:p>
          </draw:text-box>
        </draw:frame>
        <draw:frame draw:style-name="gr52" draw:text-style-name="P2" draw:layer="Drawing" svg:width="11.301cm" svg:height="3.176cm" svg:x="2.093cm" svg:y="18.201cm">
          <draw:text-box>
            <text:p>NOTES:</text:p>
            <text:p/>
            <text:p><text:s/><text:s/><text:s/>1<text:tab/>JUMPER TO DISABLE LEFT CHANNEL</text:p>
            <text:p/>
            <text:p><text:s/><text:s/><text:s/>2<text:tab/>CUT OFF JST CONNECTOR AND STRIP WIRES TO ATTACH</text:p>
            <text:p><text:tab/>TO AUDIO AMPLIFIER. WIRE COLORS MAY VARY.</text:p>
          </draw:text-box>
        </draw:frame>
        <draw:polygon draw:style-name="gr13" draw:text-style-name="P1" draw:layer="Drawing" svg:width="1.015cm" svg:height="0.507cm" svg:x="2.267cm" svg:y="19.277cm" svg:viewBox="0 0 1016 508" draw:points="0,0 762,0 1016,254 762,508 0,508">
          <text:p/>
        </draw:polygon>
        <draw:frame draw:style-name="gr32" draw:text-style-name="P2" draw:layer="Drawing" svg:width="0.451cm" svg:height="0.636cm" svg:x="25.434cm" svg:y="12.013cm">
          <draw:text-box>
            <text:p>2</text:p>
          </draw:text-box>
        </draw:frame>
        <draw:polygon draw:style-name="gr13" draw:text-style-name="P1" draw:layer="Drawing" svg:width="1.015cm" svg:height="0.507cm" svg:x="25.349cm" svg:y="12.054cm" svg:viewBox="0 0 1016 508" draw:points="0,0 762,0 1016,254 762,508 0,508">
          <text:p/>
        </draw:polygon>
        <draw:polygon draw:style-name="gr13" draw:text-style-name="P1" draw:layer="Drawing" svg:width="1.015cm" svg:height="0.507cm" svg:x="2.235cm" svg:y="20.269cm" svg:viewBox="0 0 1016 508" draw:points="0,0 762,0 1016,254 762,508 0,508">
          <text:p/>
        </draw:polygon>
      </draw:page>
      <draw:page draw:name="page4" draw:style-name="dp1" draw:master-page-name="Tabloid_25_20Drawing">
        <draw:frame draw:style-name="gr53" draw:text-style-name="P9" draw:layer="Drawing" svg:width="8.274cm" svg:height="0.839cm" svg:x="1.489cm" svg:y="25.782cm">
          <draw:text-box>
            <text:p><text:span text:style-name="T1">S</text:span><text:span text:style-name="T1">T</text:span><text:span text:style-name="T1">A</text:span><text:span text:style-name="T1">T</text:span><text:span text:style-name="T1">U</text:span><text:span text:style-name="T1">S</text:span><text:span text:style-name="T1"> </text:span><text:span text:style-name="T1">L</text:span><text:span text:style-name="T1">E</text:span><text:span text:style-name="T1">D</text:span><text:span text:style-name="T1">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23" draw:text-style-name="P2" draw:layer="Drawing" svg:width="0.645cm" svg:height="2.16cm" svg:x="4.773cm" svg:y="11.877cm">
          <draw:text-box>
            <text:p>33</text:p>
            <text:p>35</text:p>
            <text:p>37</text:p>
            <text:p>39</text:p>
          </draw:text-box>
        </draw:frame>
        <draw:custom-shape draw:style-name="gr54" draw:text-style-name="P3" draw:layer="Drawing" svg:width="1.016cm" svg:height="2.54cm" svg:x="4.519cm" svg:y="11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Drawing" svg:width="2.843cm" svg:height="0.636cm" svg:x="3.611cm" svg:y="14.199cm">
          <draw:text-box>
            <text:p text:style-name="P3">FROM SHEET 1</text:p>
          </draw:text-box>
        </draw:frame>
        <draw:g>
          <draw:g>
            <draw:g>
              <draw:line draw:style-name="gr13" draw:text-style-name="P1" draw:layer="Drawing" svg:x1="19.761cm" svg:y1="6.553cm" svg:x2="19.761cm" svg:y2="7.569cm">
                <text:p/>
              </draw:line>
              <draw:line draw:style-name="gr55" draw:text-style-name="P1" draw:layer="Drawing" svg:x1="19.761cm" svg:y1="7.315cm" svg:x2="20.269cm" svg:y2="7.823cm">
                <text:p/>
              </draw:line>
              <draw:line draw:style-name="gr13" draw:text-style-name="P1" draw:layer="Drawing" svg:x1="19.761cm" svg:y1="6.807cm" svg:x2="20.269cm" svg:y2="6.299cm">
                <text:p/>
              </draw:line>
              <draw:custom-shape draw:style-name="gr56" draw:text-style-name="P3" draw:layer="Drawing" svg:width="1.874cm" svg:height="1.874cm" svg:x="19.078cm" svg:y="6.1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5.791cm" svg:x2="20.269cm" svg:y2="6.299cm">
                <text:p/>
              </draw:line>
              <draw:line draw:style-name="gr13" draw:text-style-name="P1" draw:layer="Drawing" svg:x1="20.269cm" svg:y1="7.823cm" svg:x2="20.269cm" svg:y2="8.331cm">
                <text:p/>
              </draw:line>
              <draw:line draw:style-name="gr13" draw:text-style-name="P1" draw:layer="Drawing" svg:x1="19.761cm" svg:y1="7.061cm" svg:x2="18.745cm" svg:y2="7.061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3.505cm)" svg:viewBox="0 0 2286 508" draw:points="0,254 254,254 508,0 762,508 1016,0 1270,508 1524,0 1778,508 2032,254 2286,254">
                <text:p/>
              </draw:polyline>
              <draw:line draw:style-name="gr57" draw:text-style-name="P1" draw:layer="Drawing" svg:x1="20.523cm" svg:y1="5.029cm" svg:x2="21.285cm" svg:y2="5.029cm">
                <text:p/>
              </draw:line>
            </draw:g>
            <draw:polyline draw:style-name="gr13" draw:text-style-name="P1" draw:layer="Drawing" svg:width="2.285cm" svg:height="0.507cm" svg:x="16.459cm" svg:y="6.807cm" svg:viewBox="0 0 2286 508" draw:points="0,254 254,254 508,0 762,508 1016,0 1270,508 1524,0 1778,508 2032,254 2286,254">
              <text:p/>
            </draw:polyline>
          </draw:g>
          <draw:g>
            <draw:g>
              <draw:line draw:style-name="gr13" draw:text-style-name="P1" draw:layer="Drawing" svg:x1="19.761cm" svg:y1="12.141cm" svg:x2="19.761cm" svg:y2="13.157cm">
                <text:p/>
              </draw:line>
              <draw:line draw:style-name="gr55" draw:text-style-name="P1" draw:layer="Drawing" svg:x1="19.761cm" svg:y1="12.903cm" svg:x2="20.269cm" svg:y2="13.411cm">
                <text:p/>
              </draw:line>
              <draw:line draw:style-name="gr13" draw:text-style-name="P1" draw:layer="Drawing" svg:x1="19.761cm" svg:y1="12.395cm" svg:x2="20.269cm" svg:y2="11.887cm">
                <text:p/>
              </draw:line>
              <draw:custom-shape draw:style-name="gr56" draw:text-style-name="P3" draw:layer="Drawing" svg:width="1.874cm" svg:height="1.874cm" svg:x="19.078cm" svg:y="11.7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11.379cm" svg:x2="20.269cm" svg:y2="11.887cm">
                <text:p/>
              </draw:line>
              <draw:line draw:style-name="gr13" draw:text-style-name="P1" draw:layer="Drawing" svg:x1="20.269cm" svg:y1="13.411cm" svg:x2="20.269cm" svg:y2="13.919cm">
                <text:p/>
              </draw:line>
              <draw:line draw:style-name="gr13" draw:text-style-name="P1" draw:layer="Drawing" svg:x1="19.761cm" svg:y1="12.649cm" svg:x2="18.745cm" svg:y2="12.649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9.093cm)" svg:viewBox="0 0 2286 508" draw:points="0,254 254,254 508,0 762,508 1016,0 1270,508 1524,0 1778,508 2032,254 2286,254">
                <text:p/>
              </draw:polyline>
              <draw:line draw:style-name="gr57" draw:text-style-name="P1" draw:layer="Drawing" svg:x1="20.523cm" svg:y1="10.617cm" svg:x2="21.285cm" svg:y2="10.617cm">
                <text:p/>
              </draw:line>
            </draw:g>
            <draw:polyline draw:style-name="gr13" draw:text-style-name="P1" draw:layer="Drawing" svg:width="2.285cm" svg:height="0.507cm" svg:x="16.459cm" svg:y="12.395cm" svg:viewBox="0 0 2286 508" draw:points="0,254 254,254 508,0 762,508 1016,0 1270,508 1524,0 1778,508 2032,254 2286,254">
              <text:p/>
            </draw:polyline>
          </draw:g>
          <draw:g>
            <draw:g>
              <draw:line draw:style-name="gr13" draw:text-style-name="P1" draw:layer="Drawing" svg:x1="19.761cm" svg:y1="17.729cm" svg:x2="19.761cm" svg:y2="18.745cm">
                <text:p/>
              </draw:line>
              <draw:line draw:style-name="gr55" draw:text-style-name="P1" draw:layer="Drawing" svg:x1="19.761cm" svg:y1="18.491cm" svg:x2="20.269cm" svg:y2="18.999cm">
                <text:p/>
              </draw:line>
              <draw:line draw:style-name="gr13" draw:text-style-name="P1" draw:layer="Drawing" svg:x1="19.761cm" svg:y1="17.983cm" svg:x2="20.269cm" svg:y2="17.475cm">
                <text:p/>
              </draw:line>
              <draw:custom-shape draw:style-name="gr56" draw:text-style-name="P3" draw:layer="Drawing" svg:width="1.874cm" svg:height="1.874cm" svg:x="19.078cm" svg:y="1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16.967cm" svg:x2="20.269cm" svg:y2="17.475cm">
                <text:p/>
              </draw:line>
              <draw:line draw:style-name="gr13" draw:text-style-name="P1" draw:layer="Drawing" svg:x1="20.269cm" svg:y1="18.999cm" svg:x2="20.269cm" svg:y2="19.507cm">
                <text:p/>
              </draw:line>
              <draw:line draw:style-name="gr13" draw:text-style-name="P1" draw:layer="Drawing" svg:x1="19.761cm" svg:y1="18.237cm" svg:x2="18.745cm" svg:y2="18.237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14.681cm)" svg:viewBox="0 0 2286 508" draw:points="0,254 254,254 508,0 762,508 1016,0 1270,508 1524,0 1778,508 2032,254 2286,254">
                <text:p/>
              </draw:polyline>
              <draw:line draw:style-name="gr57" draw:text-style-name="P1" draw:layer="Drawing" svg:x1="20.523cm" svg:y1="16.205cm" svg:x2="21.285cm" svg:y2="16.205cm">
                <text:p/>
              </draw:line>
            </draw:g>
            <draw:polyline draw:style-name="gr13" draw:text-style-name="P1" draw:layer="Drawing" svg:width="2.285cm" svg:height="0.507cm" svg:x="16.459cm" svg:y="17.983cm" svg:viewBox="0 0 2286 508" draw:points="0,254 254,254 508,0 762,508 1016,0 1270,508 1524,0 1778,508 2032,254 2286,254">
              <text:p/>
            </draw:polyline>
          </draw:g>
        </draw:g>
        <draw:polyline draw:style-name="gr13" draw:text-style-name="P1" draw:layer="Drawing" svg:width="4.063cm" svg:height="5.079cm" draw:transform="rotate (-3.14159265358979) translate (16.459cm 12.141cm)" svg:viewBox="0 0 4064 5080" draw:points="0,5080 3302,5080 3302,0 4064,0">
          <text:p/>
        </draw:polyline>
        <draw:polyline draw:style-name="gr13" draw:text-style-name="P1" draw:layer="Drawing" svg:width="4.063cm" svg:height="5.079cm" draw:transform="rotate (-3.14159265358979) translate (16.459cm 18.237cm)" svg:viewBox="0 0 4064 5080" draw:points="0,0 3302,0 3302,5080 4064,5080">
          <text:p/>
        </draw:polyline>
        <draw:line draw:style-name="gr13" draw:text-style-name="P1" draw:layer="Drawing" svg:x1="16.459cm" svg:y1="12.649cm" svg:x2="12.395cm" svg:y2="12.649cm">
          <text:p/>
        </draw:line>
        <draw:polyline draw:style-name="gr13" draw:text-style-name="P1" draw:layer="Drawing" svg:width="7.873cm" svg:height="5.587cm" svg:x="12.395cm" svg:y="8.331cm" svg:viewBox="0 0 7874 5588" draw:points="0,5334 508,5334 762,5588 1016,5334 1778,5334 1778,4572 1524,4318 1778,4064 1778,0 7874,0">
          <text:p/>
        </draw:polyline>
        <draw:polyline draw:style-name="gr13" draw:text-style-name="P1" draw:layer="Drawing" svg:width="5.841cm" svg:height="6.349cm" draw:transform="rotate (-1.5707963267949) translate (20.269cm 13.665cm)" svg:viewBox="0 0 5842 6350" draw:points="0,6096 4318,6096 4572,6350 4826,6096 5842,6096 5842,0">
          <text:p/>
        </draw:polyline>
        <draw:line draw:style-name="gr13" draw:text-style-name="P1" draw:layer="Drawing" svg:x1="20.269cm" svg:y1="13.919cm" svg:x2="14.173cm" svg:y2="13.919cm">
          <text:p/>
        </draw:line>
        <draw:polyline draw:style-name="gr13" draw:text-style-name="P1" draw:layer="Drawing" svg:width="4.317cm" svg:height="7.111cm" svg:x="21.285cm" svg:y="5.029cm" svg:viewBox="0 0 4318 7112" draw:points="0,0 3048,0 3048,7112 4318,7112">
          <text:p/>
        </draw:polyline>
        <draw:polyline draw:style-name="gr13" draw:text-style-name="P1" draw:layer="Drawing" svg:width="4.317cm" svg:height="2.031cm" svg:x="21.285cm" svg:y="10.617cm" svg:viewBox="0 0 4318 2032" draw:points="0,0 2540,0 2540,2032 4318,2032">
          <text:p/>
        </draw:polyline>
        <draw:polyline draw:style-name="gr13" draw:text-style-name="P1" draw:layer="Drawing" svg:width="4.317cm" svg:height="3.047cm" svg:x="21.285cm" svg:y="13.157cm" svg:viewBox="0 0 4318 3048" draw:points="0,3048 3048,3048 3048,0 4318,0">
          <text:p/>
        </draw:polyline>
        <draw:frame draw:style-name="gr58" draw:text-style-name="P2" draw:layer="Drawing" svg:width="1.016cm" svg:height="1.27cm" svg:x="20.523cm" svg:y="3.505cm">
          <draw:text-box>
            <text:p>10K</text:p>
            <text:p>POT</text:p>
          </draw:text-box>
        </draw:frame>
        <draw:frame draw:style-name="gr58" draw:text-style-name="P2" draw:layer="Drawing" svg:width="1.016cm" svg:height="1.27cm" svg:x="20.523cm" svg:y="9.093cm">
          <draw:text-box>
            <text:p>10K</text:p>
            <text:p>POT</text:p>
          </draw:text-box>
        </draw:frame>
        <draw:frame draw:style-name="gr58" draw:text-style-name="P2" draw:layer="Drawing" svg:width="1.016cm" svg:height="1.27cm" svg:x="20.523cm" svg:y="14.681cm">
          <draw:text-box>
            <text:p>10K</text:p>
            <text:p>POT</text:p>
          </draw:text-box>
        </draw:frame>
        <draw:frame draw:style-name="gr59" draw:text-style-name="P6" draw:layer="Drawing" svg:width="1.016cm" svg:height="0.762cm" svg:x="17.121cm" svg:y="7.215cm">
          <draw:text-box>
            <text:p text:style-name="P3">10K</text:p>
          </draw:text-box>
        </draw:frame>
        <draw:frame draw:style-name="gr59" draw:text-style-name="P6" draw:layer="Drawing" svg:width="1.016cm" svg:height="0.762cm" svg:x="17.121cm" svg:y="12.803cm">
          <draw:text-box>
            <text:p text:style-name="P3">10K</text:p>
          </draw:text-box>
        </draw:frame>
        <draw:frame draw:style-name="gr59" draw:text-style-name="P6" draw:layer="Drawing" svg:width="1.016cm" svg:height="0.762cm" svg:x="17.121cm" svg:y="18.391cm">
          <draw:text-box>
            <text:p text:style-name="P3">10K</text:p>
          </draw:text-box>
        </draw:frame>
        <draw:frame draw:style-name="gr59" draw:text-style-name="P2" draw:layer="Drawing" svg:width="1.778cm" svg:height="0.762cm" svg:x="20.985cm" svg:y="6.653cm">
          <draw:text-box>
            <text:p>PN2222</text:p>
          </draw:text-box>
        </draw:frame>
        <draw:frame draw:style-name="gr59" draw:text-style-name="P2" draw:layer="Drawing" svg:width="1.778cm" svg:height="0.762cm" svg:x="20.985cm" svg:y="12.241cm">
          <draw:text-box>
            <text:p>PN2222</text:p>
          </draw:text-box>
        </draw:frame>
        <draw:frame draw:style-name="gr59" draw:text-style-name="P2" draw:layer="Drawing" svg:width="1.778cm" svg:height="0.762cm" svg:x="20.985cm" svg:y="17.783cm">
          <draw:text-box>
            <text:p>PN2222</text:p>
          </draw:text-box>
        </draw:frame>
        <draw:custom-shape draw:style-name="gr60" draw:text-style-name="P3" draw:layer="Drawing" svg:width="13.208cm" svg:height="20.066cm" svg:x="12.395cm" svg:y="2.997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Drawing" svg:width="13.207cm" svg:height="7.619cm" draw:transform="rotate (-3.14159265358979) translate (25.603cm 21.285cm)" svg:viewBox="0 0 13208 7620" draw:points="0,7620 762,7620 762,0 13208,0">
          <text:p/>
        </draw:polyline>
        <draw:polyline draw:style-name="gr13" draw:text-style-name="P1" draw:layer="Drawing" svg:width="1.777cm" svg:height="1.269cm" svg:x="12.395cm" svg:y="19.507cm" svg:viewBox="0 0 1778 1270" draw:points="0,1270 1778,1270 1778,0">
          <text:p/>
        </draw:polyline>
        <draw:custom-shape draw:style-name="gr61" draw:text-style-name="P3" draw:layer="Drawing" svg:width="1.27cm" svg:height="1.524cm" svg:x="4.521cm" svg:y="2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4.698cm" svg:y="20.496cm">
          <draw:text-box>
            <text:p text:style-name="P3">GND</text:p>
            <text:p text:style-name="P3">5V</text:p>
          </draw:text-box>
        </draw:frame>
        <draw:frame draw:style-name="gr26" draw:text-style-name="P6" draw:layer="Drawing" svg:width="2.843cm" svg:height="0.636cm" svg:x="3.611cm" svg:y="21.919cm">
          <draw:text-box>
            <text:p text:style-name="P3">FROM SHEET 1</text:p>
          </draw:text-box>
        </draw:frame>
        <draw:line draw:style-name="gr13" draw:text-style-name="P1" draw:layer="Drawing" svg:x1="5.537cm" svg:y1="12.141cm" svg:x2="12.395cm" svg:y2="12.141cm">
          <text:p/>
        </draw:line>
        <draw:line draw:style-name="gr13" draw:text-style-name="P1" draw:layer="Drawing" svg:x1="5.537cm" svg:y1="12.649cm" svg:x2="12.395cm" svg:y2="12.649cm">
          <text:p/>
        </draw:line>
        <draw:line draw:style-name="gr13" draw:text-style-name="P1" draw:layer="Drawing" svg:x1="5.537cm" svg:y1="13.157cm" svg:x2="12.395cm" svg:y2="13.157cm">
          <text:p/>
        </draw:line>
        <draw:line draw:style-name="gr13" draw:text-style-name="P1" draw:layer="Drawing" svg:x1="5.537cm" svg:y1="13.665cm" svg:x2="12.395cm" svg:y2="13.665cm">
          <text:p/>
        </draw:line>
        <draw:line draw:style-name="gr13" draw:text-style-name="P1" draw:layer="Drawing" svg:x1="5.791cm" svg:y1="20.777cm" svg:x2="12.395cm" svg:y2="20.777cm">
          <text:p/>
        </draw:line>
        <draw:line draw:style-name="gr13" draw:text-style-name="P1" draw:layer="Drawing" svg:x1="5.791cm" svg:y1="21.285cm" svg:x2="12.395cm" svg:y2="21.285cm">
          <text:p/>
        </draw:line>
        <draw:frame draw:style-name="gr62" draw:text-style-name="P2" draw:layer="Drawing" svg:width="1.27cm" svg:height="0.636cm" svg:x="36.525cm" svg:y="8.965cm">
          <draw:text-box>
            <text:p>LED 1</text:p>
          </draw:text-box>
        </draw:frame>
        <draw:g>
          <draw:polygon draw:style-name="gr13" draw:text-style-name="P1" draw:layer="Drawing" svg:width="0.567cm" svg:height="0.453cm" draw:transform="rotate (1.10706234454) translate (35.2549561242821cm 12.6489780574037cm)" svg:viewBox="0 0 568 454" draw:points="0,0 568,0 227,454">
            <text:p/>
          </draw:polygon>
          <draw:line draw:style-name="gr13" draw:text-style-name="P1" draw:layer="Drawing" svg:x1="35.255cm" svg:y1="12.141cm" svg:x2="35.763cm" svg:y2="12.141cm">
            <text:p/>
          </draw:line>
          <draw:line draw:style-name="gr13" draw:text-style-name="P1" draw:layer="Drawing" svg:x1="35.509cm" svg:y1="12.649cm" svg:x2="35.509cm" svg:y2="13.157cm">
            <text:p/>
          </draw:line>
          <draw:line draw:style-name="gr13" draw:text-style-name="P1" draw:layer="Drawing" svg:x1="35.763cm" svg:y1="12.395cm" svg:x2="36.017cm" svg:y2="12.141cm">
            <text:p/>
          </draw:line>
          <draw:line draw:style-name="gr13" draw:text-style-name="P1" draw:layer="Drawing" svg:x1="36.017cm" svg:y1="12.395cm" svg:x2="36.271cm" svg:y2="12.141cm">
            <text:p/>
          </draw:line>
          <draw:line draw:style-name="gr13" draw:text-style-name="P1" draw:layer="Drawing" svg:x1="35.509cm" svg:y1="11.633cm" svg:x2="35.509cm" svg:y2="12.141cm">
            <text:p/>
          </draw:line>
        </draw:g>
        <draw:g>
          <draw:polygon draw:style-name="gr13" draw:text-style-name="P1" draw:layer="Drawing" svg:width="0.567cm" svg:height="0.453cm" draw:transform="rotate (1.10706234454) translate (35.2549561242821cm 9.60097805740372cm)" svg:viewBox="0 0 568 454" draw:points="0,0 568,0 227,454">
            <text:p/>
          </draw:polygon>
          <draw:line draw:style-name="gr13" draw:text-style-name="P1" draw:layer="Drawing" svg:x1="35.255cm" svg:y1="9.093cm" svg:x2="35.763cm" svg:y2="9.093cm">
            <text:p/>
          </draw:line>
          <draw:line draw:style-name="gr13" draw:text-style-name="P1" draw:layer="Drawing" svg:x1="35.509cm" svg:y1="9.601cm" svg:x2="35.509cm" svg:y2="10.109cm">
            <text:p/>
          </draw:line>
          <draw:line draw:style-name="gr13" draw:text-style-name="P1" draw:layer="Drawing" svg:x1="35.763cm" svg:y1="9.347cm" svg:x2="36.017cm" svg:y2="9.093cm">
            <text:p/>
          </draw:line>
          <draw:line draw:style-name="gr13" draw:text-style-name="P1" draw:layer="Drawing" svg:x1="36.017cm" svg:y1="9.347cm" svg:x2="36.271cm" svg:y2="9.093cm">
            <text:p/>
          </draw:line>
          <draw:line draw:style-name="gr13" draw:text-style-name="P1" draw:layer="Drawing" svg:x1="35.509cm" svg:y1="8.585cm" svg:x2="35.509cm" svg:y2="9.093cm">
            <text:p/>
          </draw:line>
        </draw:g>
        <draw:g>
          <draw:polygon draw:style-name="gr13" draw:text-style-name="P1" draw:layer="Drawing" svg:width="0.567cm" svg:height="0.453cm" draw:transform="rotate (1.10706234454) translate (35.2549561242821cm 15.6969780574037cm)" svg:viewBox="0 0 568 454" draw:points="0,0 568,0 227,454">
            <text:p/>
          </draw:polygon>
          <draw:line draw:style-name="gr13" draw:text-style-name="P1" draw:layer="Drawing" svg:x1="35.255cm" svg:y1="15.189cm" svg:x2="35.763cm" svg:y2="15.189cm">
            <text:p/>
          </draw:line>
          <draw:line draw:style-name="gr13" draw:text-style-name="P1" draw:layer="Drawing" svg:x1="35.509cm" svg:y1="15.697cm" svg:x2="35.509cm" svg:y2="16.205cm">
            <text:p/>
          </draw:line>
          <draw:line draw:style-name="gr13" draw:text-style-name="P1" draw:layer="Drawing" svg:x1="35.763cm" svg:y1="15.443cm" svg:x2="36.017cm" svg:y2="15.189cm">
            <text:p/>
          </draw:line>
          <draw:line draw:style-name="gr13" draw:text-style-name="P1" draw:layer="Drawing" svg:x1="36.017cm" svg:y1="15.443cm" svg:x2="36.271cm" svg:y2="15.189cm">
            <text:p/>
          </draw:line>
          <draw:line draw:style-name="gr13" draw:text-style-name="P1" draw:layer="Drawing" svg:x1="35.509cm" svg:y1="14.681cm" svg:x2="35.509cm" svg:y2="15.189cm">
            <text:p/>
          </draw:line>
        </draw:g>
        <draw:polyline draw:style-name="gr13" draw:text-style-name="P1" draw:layer="Drawing" svg:width="4.063cm" svg:height="9.905cm" draw:transform="rotate (1.5707963267949) translate (25.603cm 12.141cm)" svg:viewBox="0 0 4064 9906" draw:points="3556,9906 4064,9906 4064,5334 0,5334 0,0">
          <text:p/>
        </draw:polyline>
        <draw:polyline draw:style-name="gr13" draw:text-style-name="P1" draw:layer="Drawing" svg:width="1.523cm" svg:height="9.905cm" draw:transform="rotate (1.5707963267949) translate (25.603cm 12.649cm)" svg:viewBox="0 0 1524 9906" draw:points="1016,9906 1524,9906 1524,5842 0,5842 0,0">
          <text:p/>
        </draw:polyline>
        <draw:polyline draw:style-name="gr13" draw:text-style-name="P1" draw:layer="Drawing" svg:width="1.523cm" svg:height="9.905cm" draw:transform="rotate (1.5707963267949) translate (25.603cm 14.681cm)" svg:viewBox="0 0 1524 9906" draw:points="0,9906 508,9906 508,5334 1524,5334 1524,0">
          <text:p/>
        </draw:polyline>
        <draw:polyline draw:style-name="gr13" draw:text-style-name="P1" draw:layer="Drawing" svg:width="9.905cm" svg:height="2.539cm" svg:x="25.603cm" svg:y="13.665cm" svg:viewBox="0 0 9906 2540" draw:points="0,0 762,0 762,2540 9906,2540 9652,2540">
          <text:p/>
        </draw:polyline>
        <draw:polyline draw:style-name="gr13" draw:text-style-name="P1" draw:layer="Drawing" svg:width="1.777cm" svg:height="6.095cm" draw:transform="rotate (-3.14159265358979) translate (35.509cm 16.205cm)" svg:viewBox="0 0 1778 6096" draw:points="0,6096 1524,6096 1524,5334 1778,5080 1524,4826 1524,2286 1778,2032 1524,1778 1524,0">
          <text:p/>
        </draw:polyline>
        <draw:line draw:style-name="gr13" draw:text-style-name="P1" draw:layer="Drawing" svg:x1="35.509cm" svg:y1="13.157cm" svg:x2="33.985cm" svg:y2="13.157cm">
          <text:p/>
        </draw:line>
        <draw:frame draw:style-name="gr62" draw:text-style-name="P2" draw:layer="Drawing" svg:width="1.27cm" svg:height="0.636cm" svg:x="36.525cm" svg:y="12.141cm">
          <draw:text-box>
            <text:p>LED 2</text:p>
          </draw:text-box>
        </draw:frame>
        <draw:frame draw:style-name="gr62" draw:text-style-name="P2" draw:layer="Drawing" svg:width="1.27cm" svg:height="0.636cm" svg:x="36.525cm" svg:y="15.189cm">
          <draw:text-box>
            <text:p>LED 3</text:p>
          </draw:text-box>
        </draw:frame>
        <draw:frame draw:style-name="gr63" draw:text-style-name="P2" draw:layer="Drawing" svg:width="2.794cm" svg:height="1.144cm" svg:x="33.985cm" svg:y="6.553cm">
          <draw:text-box>
            <text:p>FRONT PANEL</text:p>
            <text:p>STATUS LEDS</text:p>
          </draw:text-box>
        </draw:frame>
        <draw:frame draw:style-name="gr63" draw:text-style-name="P2" draw:layer="Drawing" svg:width="4.21cm" svg:height="1.144cm" svg:x="12.395cm" svg:y="23.063cm">
          <draw:text-box>
            <text:p>PERMA-PROTO BOARD</text:p>
            <text:p>ADAFRUIT PID <text:s/>589</text:p>
          </draw:text-box>
        </draw:frame>
      </draw:page>
      <draw:page draw:name="page5" draw:style-name="dp1" draw:master-page-name="Tabloid_25_20Drawing">
        <draw:frame draw:style-name="gr64" draw:text-style-name="P9" draw:layer="Drawing" svg:width="17.143cm" svg:height="0.839cm" svg:x="1.489cm" svg:y="25.782cm">
          <draw:text-box>
            <text:p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 </text:span><text:span text:style-name="T1">P</text:span><text:span text:style-name="T1">U</text:span><text:span text:style-name="T1">R</text:span><text:span text:style-name="T1">P</text:span><text:span text:style-name="T1">O</text:span><text:span text:style-name="T1">S</text:span><text:span text:style-name="T1">E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S</text:span><text:span text:style-name="T1">W</text:span><text:span text:style-name="T1">I</text:span><text:span text:style-name="T1">T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S</text:span><text:span text:style-name="T1">U</text:span><text:span text:style-name="T1">B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65" draw:text-style-name="P6" draw:layer="layout" svg:width="2.54cm" svg:height="1.144cm" svg:x="36.371cm" svg:y="7.569cm">
          <draw:text-box>
            <text:p text:style-name="P3">OUT 1</text:p>
            <text:p text:style-name="P3">TO SHEET 2</text:p>
          </draw:text-box>
        </draw:frame>
        <draw:frame draw:style-name="gr15" draw:text-style-name="P6" draw:layer="layout" svg:width="0.459cm" svg:height="1.144cm" svg:x="37.333cm" svg:y="6.225cm">
          <draw:text-box>
            <text:p text:style-name="P3">-</text:p>
            <text:p text:style-name="P3">+</text:p>
          </draw:text-box>
        </draw:frame>
        <draw:custom-shape draw:style-name="gr66" draw:text-style-name="P3" draw:layer="layout" svg:width="1.016cm" svg:height="1.524cm" svg:x="37.033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6" draw:layer="layout" svg:width="2.589cm" svg:height="1.144cm" svg:x="36.371cm" svg:y="13.157cm">
          <draw:text-box>
            <text:p text:style-name="P3">OUT 2</text:p>
            <text:p text:style-name="P3">TO SHEET 2</text:p>
          </draw:text-box>
        </draw:frame>
        <draw:frame draw:style-name="gr15" draw:text-style-name="P6" draw:layer="layout" svg:width="0.459cm" svg:height="1.144cm" svg:x="37.333cm" svg:y="11.813cm">
          <draw:text-box>
            <text:p text:style-name="P3">-</text:p>
            <text:p text:style-name="P3">+</text:p>
          </draw:text-box>
        </draw:frame>
        <draw:custom-shape draw:style-name="gr66" draw:text-style-name="P3" draw:layer="layout" svg:width="1.016cm" svg:height="1.524cm" svg:x="37.033cm" svg:y="11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draw:layer="layout" svg:width="1.27cm" svg:height="1.524cm" svg:x="4.521cm" svg:y="20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layout" svg:width="1.039cm" svg:height="1.144cm" svg:x="4.698cm" svg:y="20.465cm">
          <draw:text-box>
            <text:p text:style-name="P3">GND</text:p>
            <text:p text:style-name="P3">5V</text:p>
          </draw:text-box>
        </draw:frame>
        <draw:g>
          <draw:line draw:style-name="gr13" draw:text-style-name="P1" draw:layer="layout" svg:x1="19.761cm" svg:y1="6.553cm" svg:x2="19.761cm" svg:y2="7.569cm">
            <text:p/>
          </draw:line>
          <draw:line draw:style-name="gr55" draw:text-style-name="P1" draw:layer="layout" svg:x1="19.761cm" svg:y1="7.315cm" svg:x2="20.269cm" svg:y2="7.823cm">
            <text:p/>
          </draw:line>
          <draw:line draw:style-name="gr13" draw:text-style-name="P1" draw:layer="layout" svg:x1="19.761cm" svg:y1="6.807cm" svg:x2="20.269cm" svg:y2="6.299cm">
            <text:p/>
          </draw:line>
          <draw:custom-shape draw:style-name="gr56" draw:text-style-name="P3" draw:layer="layout" svg:width="1.874cm" svg:height="1.874cm" svg:x="19.078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5.791cm" svg:x2="20.269cm" svg:y2="6.299cm">
            <text:p/>
          </draw:line>
          <draw:line draw:style-name="gr13" draw:text-style-name="P1" draw:layer="layout" svg:x1="20.269cm" svg:y1="7.823cm" svg:x2="20.269cm" svg:y2="8.331cm">
            <text:p/>
          </draw:line>
          <draw:line draw:style-name="gr13" draw:text-style-name="P1" draw:layer="layout" svg:x1="19.761cm" svg:y1="7.061cm" svg:x2="18.745cm" svg:y2="7.061cm">
            <text:p/>
          </draw:line>
        </draw:g>
        <draw:g>
          <draw:line draw:style-name="gr13" draw:text-style-name="P1" draw:layer="layout" svg:x1="19.761cm" svg:y1="12.141cm" svg:x2="19.761cm" svg:y2="13.157cm">
            <text:p/>
          </draw:line>
          <draw:line draw:style-name="gr55" draw:text-style-name="P1" draw:layer="layout" svg:x1="19.761cm" svg:y1="12.903cm" svg:x2="20.269cm" svg:y2="13.411cm">
            <text:p/>
          </draw:line>
          <draw:line draw:style-name="gr13" draw:text-style-name="P1" draw:layer="layout" svg:x1="19.761cm" svg:y1="12.395cm" svg:x2="20.269cm" svg:y2="11.887cm">
            <text:p/>
          </draw:line>
          <draw:custom-shape draw:style-name="gr56" draw:text-style-name="P3" draw:layer="layout" svg:width="1.874cm" svg:height="1.874cm" svg:x="19.078cm" svg:y="1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11.379cm" svg:x2="20.269cm" svg:y2="11.887cm">
            <text:p/>
          </draw:line>
          <draw:line draw:style-name="gr13" draw:text-style-name="P1" draw:layer="layout" svg:x1="20.269cm" svg:y1="13.411cm" svg:x2="20.269cm" svg:y2="13.919cm">
            <text:p/>
          </draw:line>
          <draw:line draw:style-name="gr13" draw:text-style-name="P1" draw:layer="layout" svg:x1="19.761cm" svg:y1="12.649cm" svg:x2="18.745cm" svg:y2="12.649cm">
            <text:p/>
          </draw:line>
        </draw:g>
        <draw:g>
          <draw:line draw:style-name="gr13" draw:text-style-name="P1" draw:layer="layout" svg:x1="19.761cm" svg:y1="17.729cm" svg:x2="19.761cm" svg:y2="18.745cm">
            <text:p/>
          </draw:line>
          <draw:line draw:style-name="gr55" draw:text-style-name="P1" draw:layer="layout" svg:x1="19.761cm" svg:y1="18.491cm" svg:x2="20.269cm" svg:y2="18.999cm">
            <text:p/>
          </draw:line>
          <draw:line draw:style-name="gr13" draw:text-style-name="P1" draw:layer="layout" svg:x1="19.761cm" svg:y1="17.983cm" svg:x2="20.269cm" svg:y2="17.475cm">
            <text:p/>
          </draw:line>
          <draw:custom-shape draw:style-name="gr56" draw:text-style-name="P3" draw:layer="layout" svg:width="1.874cm" svg:height="1.874cm" svg:x="19.078cm" svg:y="1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16.967cm" svg:x2="20.269cm" svg:y2="17.475cm">
            <text:p/>
          </draw:line>
          <draw:line draw:style-name="gr13" draw:text-style-name="P1" draw:layer="layout" svg:x1="20.269cm" svg:y1="18.999cm" svg:x2="20.269cm" svg:y2="19.507cm">
            <text:p/>
          </draw:line>
          <draw:line draw:style-name="gr13" draw:text-style-name="P1" draw:layer="layout" svg:x1="19.761cm" svg:y1="18.237cm" svg:x2="18.745cm" svg:y2="18.237cm">
            <text:p/>
          </draw:line>
        </draw:g>
        <draw:polyline draw:style-name="gr13" draw:text-style-name="P1" draw:layer="layout" svg:width="2.285cm" svg:height="0.507cm" draw:transform="rotate (-1.5707963267949) translate (23.317cm 6.807cm)" svg:viewBox="0 0 2286 508" draw:points="0,254 254,254 508,0 762,508 1016,0 1270,508 1524,0 1778,508 2032,254 2286,254">
          <text:p/>
        </draw:polyline>
        <draw:frame draw:style-name="gr23" draw:text-style-name="P2" draw:layer="layout" svg:width="0.645cm" svg:height="2.16cm" svg:x="4.773cm" svg:y="11.341cm">
          <draw:text-box>
            <text:p>34</text:p>
            <text:p>36</text:p>
            <text:p>38</text:p>
            <text:p>40</text:p>
          </draw:text-box>
        </draw:frame>
        <draw:custom-shape draw:style-name="gr54" draw:text-style-name="P3" draw:layer="layout" svg:width="1.016cm" svg:height="2.54cm" svg:x="4.519cm" svg:y="11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2.843cm" svg:height="0.636cm" svg:x="3.611cm" svg:y="13.665cm">
          <draw:text-box>
            <text:p text:style-name="P3">FROM SHEET 1</text:p>
          </draw:text-box>
        </draw:frame>
        <draw:line draw:style-name="gr13" draw:text-style-name="P1" draw:layer="layout" svg:x1="5.537cm" svg:y1="12.141cm" svg:x2="12.395cm" svg:y2="12.141cm">
          <text:p/>
        </draw:line>
        <draw:line draw:style-name="gr13" draw:text-style-name="P1" draw:layer="layout" svg:x1="5.791cm" svg:y1="20.777cm" svg:x2="12.395cm" svg:y2="20.777cm">
          <text:p/>
        </draw:line>
        <draw:frame draw:style-name="gr19" draw:text-style-name="P6" draw:layer="layout" svg:width="2.843cm" svg:height="0.636cm" svg:x="3.71cm" svg:y="21.793cm">
          <draw:text-box>
            <text:p text:style-name="P3">FROM SHEET 1</text:p>
          </draw:text-box>
        </draw:frame>
        <draw:line draw:style-name="gr13" draw:text-style-name="P1" draw:layer="layout" svg:x1="5.791cm" svg:y1="21.285cm" svg:x2="12.395cm" svg:y2="21.285cm">
          <text:p/>
        </draw:line>
        <draw:line draw:style-name="gr13" draw:text-style-name="P1" draw:layer="layout" svg:x1="5.537cm" svg:y1="11.633cm" svg:x2="12.395cm" svg:y2="11.633cm">
          <text:p/>
        </draw:line>
        <draw:line draw:style-name="gr13" draw:text-style-name="P1" draw:layer="layout" svg:x1="5.537cm" svg:y1="12.649cm" svg:x2="12.395cm" svg:y2="12.649cm">
          <text:p/>
        </draw:line>
        <draw:line draw:style-name="gr13" draw:text-style-name="P1" draw:layer="layout" svg:x1="5.537cm" svg:y1="13.157cm" svg:x2="12.395cm" svg:y2="13.157cm">
          <text:p/>
        </draw:line>
        <draw:line draw:style-name="gr13" draw:text-style-name="P1" draw:layer="layout" svg:x1="12.395cm" svg:y1="12.649cm" svg:x2="18.745cm" svg:y2="12.649cm">
          <text:p/>
        </draw:line>
        <draw:polyline draw:style-name="gr13" draw:text-style-name="P1" draw:layer="layout" svg:width="6.349cm" svg:height="5.079cm" svg:x="12.395cm" svg:y="7.061cm" svg:viewBox="0 0 6350 5080" draw:points="0,5080 762,5080 762,0 6350,0">
          <text:p/>
        </draw:polyline>
        <draw:custom-shape draw:style-name="gr68" draw:text-style-name="P3" draw:layer="layout" svg:width="13.716cm" svg:height="20.066cm" svg:x="12.395cm" svg:y="2.972cm">
          <text:p/>
          <draw:enhanced-geometry svg:viewBox="0 0 21600 21600" draw:type="rectangle" draw:enhanced-path="M 0 0 L 21600 0 21600 21600 0 21600 0 0 Z N"/>
        </draw:custom-shape>
        <draw:frame draw:style-name="gr63" draw:text-style-name="P2" draw:layer="layout" svg:width="4.21cm" svg:height="1.144cm" svg:x="12.395cm" svg:y="23.038cm">
          <draw:text-box>
            <text:p>PERMA-PROTO BOARD</text:p>
            <text:p>ADAFRUIT PID <text:s/>589</text:p>
          </draw:text-box>
        </draw:frame>
        <draw:polyline draw:style-name="gr13" draw:text-style-name="P1" draw:layer="layout" svg:width="6.349cm" svg:height="5.079cm" svg:x="12.395cm" svg:y="13.157cm" svg:viewBox="0 0 6350 5080" draw:points="0,0 762,0 762,5080 6350,5080">
          <text:p/>
        </draw:polyline>
        <draw:polyline draw:style-name="gr13" draw:text-style-name="P1" draw:layer="layout" svg:width="12.445cm" svg:height="7.873cm" draw:transform="rotate (-1.5707963267949) translate (20.269cm 8.331cm)" svg:viewBox="0 0 12446 7874" draw:points="0,0 254,0 254,6096 4064,6096 4318,5842 4572,6096 9652,6096 9906,5842 10160,6096 12446,6096 12446,7874">
          <text:p/>
        </draw:polyline>
        <draw:polyline draw:style-name="gr13" draw:text-style-name="P1" draw:layer="layout" svg:width="0.253cm" svg:height="6.095cm" draw:transform="rotate (-1.5707963267949) translate (20.269cm 13.919cm)" svg:viewBox="0 0 254 6096" draw:points="0,0 254,0 254,6096">
          <text:p/>
        </draw:polyline>
        <draw:polyline draw:style-name="gr13" draw:text-style-name="P1" draw:layer="layout" svg:width="0.253cm" svg:height="6.095cm" draw:transform="rotate (-1.5707963267949) translate (20.269cm 19.507cm)" svg:viewBox="0 0 254 6096" draw:points="0,0 254,0 254,6096">
          <text:p/>
        </draw:polyline>
        <draw:polyline draw:style-name="gr13" draw:text-style-name="P1" draw:layer="layout" svg:width="1.777cm" svg:height="0.253cm" svg:x="12.395cm" svg:y="11.379cm" svg:viewBox="0 0 1778 254" draw:points="0,254 508,254 762,0 1016,254 1778,254">
          <text:p/>
        </draw:polyline>
        <draw:line draw:style-name="gr13" draw:text-style-name="P1" draw:layer="layout" svg:x1="26.111cm" svg:y1="6.553cm" svg:x2="37.287cm" svg:y2="6.553cm">
          <text:p/>
        </draw:line>
        <draw:line draw:style-name="gr13" draw:text-style-name="P1" draw:layer="layout" svg:x1="26.111cm" svg:y1="7.061cm" svg:x2="37.287cm" svg:y2="7.061cm">
          <text:p/>
        </draw:line>
        <draw:line draw:style-name="gr13" draw:text-style-name="P1" draw:layer="layout" svg:x1="26.111cm" svg:y1="12.141cm" svg:x2="37.287cm" svg:y2="12.141cm">
          <text:p/>
        </draw:line>
        <draw:line draw:style-name="gr13" draw:text-style-name="P1" draw:layer="layout" svg:x1="26.111cm" svg:y1="12.649cm" svg:x2="37.287cm" svg:y2="12.649cm">
          <text:p/>
        </draw:line>
        <draw:polyline draw:style-name="gr13" draw:text-style-name="P1" draw:layer="layout" svg:width="13.715cm" svg:height="14.223cm" svg:x="12.395cm" svg:y="7.061cm" svg:viewBox="0 0 13716 14224" draw:points="0,14224 12954,14224 12954,0 13716,0">
          <text:p/>
        </draw:polyline>
        <draw:polyline draw:style-name="gr13" draw:text-style-name="P1" draw:layer="layout" svg:width="5.841cm" svg:height="1.523cm" draw:transform="rotate (-3.14159265358979) translate (26.111cm 12.141cm)" svg:viewBox="0 0 5842 1524" draw:points="0,0 508,0 762,254 1016,0 4318,0 4318,1524 5842,1524 5842,762">
          <text:p/>
        </draw:polyline>
        <draw:polyline draw:style-name="gr13" draw:text-style-name="P1" draw:layer="layout" svg:width="1.523cm" svg:height="5.841cm" draw:transform="rotate (1.5707963267949) translate (20.269cm 6.553cm)" svg:viewBox="0 0 1524 5842" draw:points="762,0 1524,0 1524,1524 0,1524 0,5842">
          <text:p/>
        </draw:polyline>
        <draw:polyline draw:style-name="gr13" draw:text-style-name="P1" draw:layer="layout" svg:width="5.841cm" svg:height="1.523cm" draw:transform="rotate (-3.14159265358979) translate (26.111cm 17.729cm)" svg:viewBox="0 0 5842 1524" draw:points="0,0 508,0 762,254 1016,0 4318,0 4318,1524 5842,1524 5842,762">
          <text:p/>
        </draw:polyline>
        <draw:line draw:style-name="gr13" draw:text-style-name="P1" draw:layer="layout" svg:x1="25.349cm" svg:y1="12.649cm" svg:x2="26.111cm" svg:y2="12.649cm">
          <text:p/>
        </draw:line>
        <draw:line draw:style-name="gr13" draw:text-style-name="P1" draw:layer="layout" svg:x1="25.349cm" svg:y1="18.237cm" svg:x2="26.111cm" svg:y2="18.237cm">
          <text:p/>
        </draw:line>
        <draw:g>
          <draw:polygon draw:style-name="gr13" draw:text-style-name="P1" draw:layer="layout" svg:width="0.567cm" svg:height="0.453cm" draw:transform="rotate (2.6778586713349) translate (24.5869780574037cm 9.6010438757179cm)" svg:viewBox="0 0 568 454" draw:points="0,0 568,0 227,454">
            <text:p/>
          </draw:polygon>
          <draw:line draw:style-name="gr13" draw:text-style-name="P1" draw:layer="layout" svg:x1="24.079cm" svg:y1="9.601cm" svg:x2="24.079cm" svg:y2="9.093cm">
            <text:p/>
          </draw:line>
          <draw:line draw:style-name="gr13" draw:text-style-name="P1" draw:layer="layout" svg:x1="24.587cm" svg:y1="9.347cm" svg:x2="25.095cm" svg:y2="9.347cm">
            <text:p/>
          </draw:line>
          <draw:line draw:style-name="gr13" draw:text-style-name="P1" draw:layer="layout" svg:x1="24.333cm" svg:y1="9.093cm" svg:x2="24.079cm" svg:y2="8.839cm">
            <text:p/>
          </draw:line>
          <draw:line draw:style-name="gr13" draw:text-style-name="P1" draw:layer="layout" svg:x1="24.333cm" svg:y1="8.839cm" svg:x2="24.079cm" svg:y2="8.585cm">
            <text:p/>
          </draw:line>
          <draw:line draw:style-name="gr13" draw:text-style-name="P1" draw:layer="layout" svg:x1="23.571cm" svg:y1="9.347cm" svg:x2="24.079cm" svg:y2="9.347cm">
            <text:p/>
          </draw:line>
        </draw:g>
        <draw:frame draw:style-name="gr59" draw:text-style-name="P2" draw:layer="layout" svg:width="1.778cm" svg:height="0.762cm" svg:x="20.985cm" svg:y="6.653cm">
          <draw:text-box>
            <text:p>PN2222</text:p>
          </draw:text-box>
        </draw:frame>
        <draw:line draw:style-name="gr13" draw:text-style-name="P1" draw:layer="layout" svg:x1="23.063cm" svg:y1="6.553cm" svg:x2="23.063cm" svg:y2="6.807cm">
          <text:p/>
        </draw:line>
        <draw:polyline draw:style-name="gr13" draw:text-style-name="P1" draw:layer="layout" svg:width="0.253cm" svg:height="0.507cm" draw:transform="rotate (-1.5707963267949) translate (23.571cm 9.093cm)" svg:viewBox="0 0 254 508" draw:points="0,508 254,508 254,0">
          <text:p/>
        </draw:polyline>
        <draw:line draw:style-name="gr13" draw:text-style-name="P1" draw:layer="layout" svg:x1="25.095cm" svg:y1="9.347cm" svg:x2="25.349cm" svg:y2="9.347cm">
          <text:p/>
        </draw:line>
        <draw:frame draw:style-name="gr69" draw:text-style-name="P2" draw:layer="layout" svg:width="1.016cm" svg:height="0.636cm" svg:x="23.317cm" svg:y="7.441cm">
          <draw:text-box>
            <text:p>1K</text:p>
          </draw:text-box>
        </draw:frame>
        <draw:polyline draw:style-name="gr13" draw:text-style-name="P1" draw:layer="layout" svg:width="2.285cm" svg:height="0.507cm" draw:transform="rotate (-1.5707963267949) translate (23.317cm 12.395cm)" svg:viewBox="0 0 2286 508" draw:points="0,254 254,254 508,0 762,508 1016,0 1270,508 1524,0 1778,508 2032,254 2286,254">
          <text:p/>
        </draw:polyline>
        <draw:g>
          <draw:polygon draw:style-name="gr13" draw:text-style-name="P1" draw:layer="layout" svg:width="0.567cm" svg:height="0.453cm" draw:transform="rotate (2.6778586713349) translate (24.5869780574037cm 15.1890438757179cm)" svg:viewBox="0 0 568 454" draw:points="0,0 568,0 227,454">
            <text:p/>
          </draw:polygon>
          <draw:line draw:style-name="gr13" draw:text-style-name="P1" draw:layer="layout" svg:x1="24.079cm" svg:y1="15.189cm" svg:x2="24.079cm" svg:y2="14.681cm">
            <text:p/>
          </draw:line>
          <draw:line draw:style-name="gr13" draw:text-style-name="P1" draw:layer="layout" svg:x1="24.587cm" svg:y1="14.935cm" svg:x2="25.095cm" svg:y2="14.935cm">
            <text:p/>
          </draw:line>
          <draw:line draw:style-name="gr13" draw:text-style-name="P1" draw:layer="layout" svg:x1="24.333cm" svg:y1="14.681cm" svg:x2="24.079cm" svg:y2="14.427cm">
            <text:p/>
          </draw:line>
          <draw:line draw:style-name="gr13" draw:text-style-name="P1" draw:layer="layout" svg:x1="24.333cm" svg:y1="14.427cm" svg:x2="24.079cm" svg:y2="14.173cm">
            <text:p/>
          </draw:line>
          <draw:line draw:style-name="gr13" draw:text-style-name="P1" draw:layer="layout" svg:x1="23.571cm" svg:y1="14.935cm" svg:x2="24.079cm" svg:y2="14.935cm">
            <text:p/>
          </draw:line>
        </draw:g>
        <draw:line draw:style-name="gr13" draw:text-style-name="P1" draw:layer="layout" svg:x1="23.063cm" svg:y1="12.141cm" svg:x2="23.063cm" svg:y2="12.395cm">
          <text:p/>
        </draw:line>
        <draw:polyline draw:style-name="gr13" draw:text-style-name="P1" draw:layer="layout" svg:width="0.253cm" svg:height="0.507cm" draw:transform="rotate (-1.5707963267949) translate (23.571cm 14.681cm)" svg:viewBox="0 0 254 508" draw:points="0,508 254,508 254,0">
          <text:p/>
        </draw:polyline>
        <draw:line draw:style-name="gr13" draw:text-style-name="P1" draw:layer="layout" svg:x1="25.095cm" svg:y1="14.935cm" svg:x2="25.349cm" svg:y2="14.935cm">
          <text:p/>
        </draw:line>
        <draw:frame draw:style-name="gr69" draw:text-style-name="P2" draw:layer="layout" svg:width="1.016cm" svg:height="0.636cm" svg:x="23.317cm" svg:y="13.029cm">
          <draw:text-box>
            <text:p>1K</text:p>
          </draw:text-box>
        </draw:frame>
        <draw:polyline draw:style-name="gr13" draw:text-style-name="P1" draw:layer="layout" svg:width="2.285cm" svg:height="0.507cm" draw:transform="rotate (-1.5707963267949) translate (23.317cm 17.983cm)" svg:viewBox="0 0 2286 508" draw:points="0,254 254,254 508,0 762,508 1016,0 1270,508 1524,0 1778,508 2032,254 2286,254">
          <text:p/>
        </draw:polyline>
        <draw:g>
          <draw:polygon draw:style-name="gr13" draw:text-style-name="P1" draw:layer="layout" svg:width="0.567cm" svg:height="0.453cm" draw:transform="rotate (2.6778586713349) translate (24.5869780574037cm 20.7770438757179cm)" svg:viewBox="0 0 568 454" draw:points="0,0 568,0 227,454">
            <text:p/>
          </draw:polygon>
          <draw:line draw:style-name="gr13" draw:text-style-name="P1" draw:layer="layout" svg:x1="24.079cm" svg:y1="20.777cm" svg:x2="24.079cm" svg:y2="20.269cm">
            <text:p/>
          </draw:line>
          <draw:line draw:style-name="gr13" draw:text-style-name="P1" draw:layer="layout" svg:x1="24.587cm" svg:y1="20.523cm" svg:x2="25.095cm" svg:y2="20.523cm">
            <text:p/>
          </draw:line>
          <draw:line draw:style-name="gr13" draw:text-style-name="P1" draw:layer="layout" svg:x1="24.333cm" svg:y1="20.269cm" svg:x2="24.079cm" svg:y2="20.015cm">
            <text:p/>
          </draw:line>
          <draw:line draw:style-name="gr13" draw:text-style-name="P1" draw:layer="layout" svg:x1="24.333cm" svg:y1="20.015cm" svg:x2="24.079cm" svg:y2="19.761cm">
            <text:p/>
          </draw:line>
          <draw:line draw:style-name="gr13" draw:text-style-name="P1" draw:layer="layout" svg:x1="23.571cm" svg:y1="20.523cm" svg:x2="24.079cm" svg:y2="20.523cm">
            <text:p/>
          </draw:line>
        </draw:g>
        <draw:line draw:style-name="gr13" draw:text-style-name="P1" draw:layer="layout" svg:x1="23.063cm" svg:y1="17.729cm" svg:x2="23.063cm" svg:y2="17.983cm">
          <text:p/>
        </draw:line>
        <draw:polyline draw:style-name="gr13" draw:text-style-name="P1" draw:layer="layout" svg:width="0.253cm" svg:height="0.507cm" draw:transform="rotate (-1.5707963267949) translate (23.571cm 20.269cm)" svg:viewBox="0 0 254 508" draw:points="0,508 254,508 254,0">
          <text:p/>
        </draw:polyline>
        <draw:line draw:style-name="gr13" draw:text-style-name="P1" draw:layer="layout" svg:x1="25.095cm" svg:y1="20.523cm" svg:x2="25.349cm" svg:y2="20.523cm">
          <text:p/>
        </draw:line>
        <draw:frame draw:style-name="gr69" draw:text-style-name="P2" draw:layer="layout" svg:width="1.016cm" svg:height="0.636cm" svg:x="23.317cm" svg:y="18.617cm">
          <draw:text-box>
            <text:p>1K</text:p>
          </draw:text-box>
        </draw:frame>
        <draw:frame draw:style-name="gr59" draw:text-style-name="P2" draw:layer="layout" svg:width="1.778cm" svg:height="0.762cm" svg:x="20.985cm" svg:y="12.241cm">
          <draw:text-box>
            <text:p>PN2222</text:p>
          </draw:text-box>
        </draw:frame>
        <draw:frame draw:style-name="gr59" draw:text-style-name="P2" draw:layer="layout" svg:width="1.778cm" svg:height="0.762cm" svg:x="20.985cm" svg:y="17.829cm">
          <draw:text-box>
            <text:p>PN222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left" draw:textarea-vertical-align="bottom" fo:padding-top="0cm" fo:padding-bottom="0.127cm" fo:padding-left="0.127cm" fo:padding-right="0.127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508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43.18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2" style:family="graphic" style:parent-style-name="standard">
      <style:graphic-properties draw:stroke="none" draw:fill="none" draw:fill-color="#ffffff" draw:auto-grow-width="true" fo:min-height="0.657cm" fo:min-width="3.897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bottom" draw:auto-grow-width="true" fo:min-height="0.512cm" fo:min-width="9.66cm"/>
    </style:style>
    <style:style style:name="Mgr4" style:family="graphic" style:parent-style-name="standard">
      <style:graphic-properties draw:stroke="none" draw:fill="none" draw:fill-color="#ffffff" draw:auto-grow-width="true" fo:min-height="0.657cm" fo:min-width="4.066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272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6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49cm"/>
    </style:style>
    <style:style style:name="Mgr8" style:family="graphic" style:parent-style-name="standard">
      <style:graphic-properties draw:stroke="none" svg:stroke-color="#000000" draw:fill="none" draw:fill-color="#ffffff" fo:min-height="0.671cm"/>
    </style:style>
    <style:style style:name="Mgr9" style:family="graphic" style:parent-style-name="standard">
      <style:graphic-properties draw:stroke="none" svg:stroke-color="#000000" draw:fill="none" draw:fill-color="#ffffff" fo:min-height="2.159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/>
    </style:style>
    <style:style style:name="MP6" style:family="paragraph">
      <loext:graphic-properties draw:fill="none" draw:fill-color="#ffffff"/>
      <style:paragraph-properties fo:text-align="center"/>
      <style:text-properties style:font-name="Courier 10 Pitch2" fo:font-size="12pt" style:font-size-asian="12pt" style:font-size-complex="12pt"/>
    </style:style>
    <style:style style:name="MP7" style:family="paragraph">
      <loext:graphic-properties draw:fill="none" draw:fill-color="#ffffff"/>
      <style:text-properties style:font-name="Courier 10 Pitch2" fo:font-size="10pt" fo:font-weight="normal" style:font-size-asian="10pt" style:font-weight-asian="normal" style:font-size-complex="10pt" style:font-weight-complex="normal"/>
    </style:style>
    <style:style style:name="MP8" style:family="paragraph">
      <loext:graphic-properties draw:fill="none" draw:fill-color="#ffffff"/>
      <style:paragraph-properties fo:text-align="center"/>
      <style:text-properties style:font-name="Courier 10 Pitch2" fo:font-size="16pt" style:font-size-asian="16pt" style:font-size-complex="16pt"/>
    </style:style>
    <style:style style:name="MP9" style:family="paragraph">
      <style:paragraph-properties fo:text-align="start"/>
    </style:style>
    <style:style style:name="MP10" style:family="paragraph">
      <loext:graphic-properties draw:fill="none" draw:fill-color="#ffffff"/>
      <style:paragraph-properties fo:text-align="start"/>
      <style:text-properties style:font-name="Courier 10 Pitch2" fo:font-size="16pt" style:font-size-asian="16pt" style:font-size-complex="16pt"/>
    </style:style>
    <style:style style:name="MT1" style:family="text">
      <style:text-properties style:font-name="Courier 10 Pitch2" fo:font-size="16pt" style:font-size-asian="16pt" style:font-size-complex="16pt"/>
    </style:style>
    <style:style style:name="MT2" style:family="text">
      <style:text-properties style:font-name="Courier 10 Pitch2" fo:font-size="10pt" style:font-size-asian="10pt" style:font-size-complex="10pt"/>
    </style:style>
    <style:style style:name="MT3" style:family="text">
      <style:text-properties style:font-name="Courier 10 Pitch2" fo:font-size="10pt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ing"/>
    </draw:layer-set>
    <style:master-page style:name="Tabloid_25_20Drawing" style:display-name="Tabloid%20Drawing" style:page-layout-name="PM0" draw:style-name="Mdp1">
      <draw:custom-shape draw:style-name="Mgr1" draw:text-style-name="MP1" draw:layer="backgroundobjects" svg:width="41.148cm" svg:height="25.908cm" svg:x="1.016cm" svg:y="1.01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" draw:text-style-name="MP1" draw:layer="backgroundobjects" svg:width="14.51cm" svg:height="3.842cm" svg:x="27.658cm" svg:y="23.082cm">
        <text:p/>
        <draw:enhanced-geometry svg:viewBox="0 0 21600 21600" draw:type="rectangle" draw:enhanced-path="M 0 0 L 21600 0 21600 21600 0 21600 0 0 Z N"/>
      </draw:custom-shape>
      <draw:frame draw:style-name="Mgr2" draw:text-style-name="MP3" draw:layer="backgroundobjects" svg:width="4.151cm" svg:height="0.784cm" svg:x="34.766cm" svg:y="26.015cm">
        <draw:text-box>
          <text:p text:style-name="MP2"><text:span text:style-name="MT1"><text:date style:data-style-name="D4" text:date-value="2016-08-08">08/08/2016</text:date></text:span></text:p>
        </draw:text-box>
      </draw:frame>
      <draw:frame draw:style-name="Mgr3" draw:text-style-name="MP5" draw:layer="backgroundobjects" svg:width="9.914cm" svg:height="0.639cm" svg:x="17.744cm" svg:y="26.269cm">
        <draw:text-box>
          <text:p text:style-name="MP4"><text:span text:style-name="MT2"><text:file-name text:display="name-and-extension">rpi-laser wiring interconnect.odg</text:file-name></text:span></text:p>
        </draw:text-box>
      </draw:frame>
      <draw:frame draw:style-name="Mgr4" draw:text-style-name="MP6" draw:layer="backgroundobjects" svg:width="4.32cm" svg:height="0.784cm" svg:x="39.065cm" svg:y="26.011cm">
        <draw:text-box>
          <text:p text:style-name="MP2"><text:span text:style-name="MT1"><text:page-number>&lt;number&gt;</text:page-number></text:span><text:span text:style-name="MT1"> / </text:span><text:span text:style-name="MT1"><text:page-count>5</text:page-count></text:span></text:p>
        </draw:text-box>
      </draw:frame>
      <draw:frame draw:style-name="Mgr5" draw:text-style-name="MP7" draw:layer="backgroundobjects" svg:width="1.526cm" svg:height="0.636cm" svg:x="39.094cm" svg:y="25.445cm">
        <draw:text-box>
          <text:p><text:span text:style-name="MT3">SHEET:</text:span></text:p>
        </draw:text-box>
      </draw:frame>
      <draw:custom-shape draw:style-name="Mgr1" draw:text-style-name="MP1" draw:layer="backgroundobjects" svg:width="3.08cm" svg:height="1.429cm" svg:x="39.088cm" svg:y="25.495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4.445cm" svg:height="1.429cm" svg:x="34.643cm" svg:y="25.495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1.314cm" svg:height="0.636cm" svg:x="34.649cm" svg:y="25.445cm">
        <draw:text-box>
          <text:p><text:span text:style-name="MT3">DATE:</text:span></text:p>
        </draw:text-box>
      </draw:frame>
      <draw:frame draw:style-name="Mgr7" draw:text-style-name="MP7" draw:layer="backgroundobjects" svg:width="1.103cm" svg:height="0.636cm" svg:x="32.738cm" svg:y="25.445cm">
        <draw:text-box>
          <text:p><text:span text:style-name="MT3">REV:</text:span></text:p>
        </draw:text-box>
      </draw:frame>
      <draw:custom-shape draw:style-name="Mgr1" draw:text-style-name="MP1" draw:layer="backgroundobjects" svg:width="1.905cm" svg:height="1.429cm" svg:x="32.738cm" svg:y="25.495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1.905cm" svg:height="0.798cm" svg:x="32.738cm" svg:y="26.001cm">
        <draw:text-box>
          <text:p text:style-name="MP2"><text:span text:style-name="MT1">NEW</text:span></text:p>
        </draw:text-box>
      </draw:frame>
      <draw:custom-shape draw:style-name="Mgr1" draw:text-style-name="MP1" draw:layer="backgroundobjects" svg:width="5.08cm" svg:height="1.429cm" svg:x="27.658cm" svg:y="25.49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7" draw:text-style-name="MP7" draw:layer="backgroundobjects" svg:width="1.103cm" svg:height="0.636cm" svg:x="27.658cm" svg:y="25.445cm">
        <draw:text-box>
          <text:p><text:span text:style-name="MT3">DWN:</text:span></text:p>
        </draw:text-box>
      </draw:frame>
      <draw:frame draw:style-name="Mgr8" draw:text-style-name="MP8" draw:layer="backgroundobjects" svg:width="5.08cm" svg:height="0.798cm" svg:x="27.658cm" svg:y="26.001cm">
        <draw:text-box>
          <text:p text:style-name="MP2"><text:span text:style-name="MT1">Carter Nelson</text:span></text:p>
        </draw:text-box>
      </draw:frame>
      <draw:frame draw:style-name="Mgr9" draw:text-style-name="MP10" draw:layer="backgroundobjects" svg:width="13.97cm" svg:height="2.286cm" svg:x="27.889cm" svg:y="23.063cm">
        <draw:text-box>
          <text:p text:style-name="MP9"><text:span text:style-name="MT1">DOMO R. E. GATO </text:span><text:span text:style-name="MT1">– THE CAT FRIEND </text:span><text:span text:style-name="MT1">ROBOTO</text:span></text:p>
          <text:p text:style-name="MP9"><text:span text:style-name="MT1">RASPBERRY PI </text:span><text:span text:style-name="MT1">LASER CAT TOY</text:span></text:p>
          <text:p text:style-name="MP9"><text:span text:style-name="MT1">WIRING </text:span><text:span text:style-name="MT1">INTERCONNECT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9:39:44.248691571</meta:creation-date>
    <dc:date>2016-08-08T14:08:39.539301370</dc:date>
    <meta:editing-duration>PT5H1M6S</meta:editing-duration>
    <meta:editing-cycles>14</meta:editing-cycles>
    <meta:generator>LibreOffice/5.1.4.2$Linux_x86 LibreOffice_project/10m0$Build-2</meta:generator>
    <meta:document-statistic meta:object-count="425"/>
  </office:meta>
</office:document-meta>
</file>